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15.77pt" svg:height="254.95pt" svg:x="130.05pt" svg:y="7.46pt">
            <loext:p draw:notify-on-update-of-ranges="Sheet1.A1:Sheet1.A5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84384" calcext:value-type="float">
            <text:p>84384</text:p>
          </table:table-cell>
        </table:table-row>
        <table:table-row table:style-name="ro1">
          <table:table-cell office:value-type="float" office:value="65982" calcext:value-type="float">
            <text:p>65982</text:p>
          </table:table-cell>
        </table:table-row>
        <table:table-row table:style-name="ro1">
          <table:table-cell office:value-type="float" office:value="62052" calcext:value-type="float">
            <text:p>62052</text:p>
          </table:table-cell>
        </table:table-row>
        <table:table-row table:style-name="ro1">
          <table:table-cell office:value-type="float" office:value="75214" calcext:value-type="float">
            <text:p>75214</text:p>
          </table:table-cell>
        </table:table-row>
        <table:table-row table:style-name="ro1">
          <table:table-cell office:value-type="float" office:value="56828" calcext:value-type="float">
            <text:p>56828</text:p>
          </table:table-cell>
        </table:table-row>
        <table:table-row table:style-name="ro1">
          <table:table-cell office:value-type="float" office:value="59446" calcext:value-type="float">
            <text:p>59446</text:p>
          </table:table-cell>
        </table:table-row>
        <table:table-row table:style-name="ro1">
          <table:table-cell office:value-type="float" office:value="58957" calcext:value-type="float">
            <text:p>58957</text:p>
          </table:table-cell>
        </table:table-row>
        <table:table-row table:style-name="ro1">
          <table:table-cell office:value-type="float" office:value="56771" calcext:value-type="float">
            <text:p>56771</text:p>
          </table:table-cell>
        </table:table-row>
        <table:table-row table:style-name="ro1">
          <table:table-cell office:value-type="float" office:value="57812" calcext:value-type="float">
            <text:p>57812</text:p>
          </table:table-cell>
        </table:table-row>
        <table:table-row table:style-name="ro1">
          <table:table-cell office:value-type="float" office:value="59416" calcext:value-type="float">
            <text:p>59416</text:p>
          </table:table-cell>
        </table:table-row>
        <table:table-row table:style-name="ro1">
          <table:table-cell office:value-type="float" office:value="59852" calcext:value-type="float">
            <text:p>59852</text:p>
          </table:table-cell>
        </table:table-row>
        <table:table-row table:style-name="ro1">
          <table:table-cell office:value-type="float" office:value="60342" calcext:value-type="float">
            <text:p>60342</text:p>
          </table:table-cell>
        </table:table-row>
        <table:table-row table:style-name="ro1">
          <table:table-cell office:value-type="float" office:value="60320" calcext:value-type="float">
            <text:p>60320</text:p>
          </table:table-cell>
        </table:table-row>
        <table:table-row table:style-name="ro1">
          <table:table-cell office:value-type="float" office:value="59863" calcext:value-type="float">
            <text:p>59863</text:p>
          </table:table-cell>
        </table:table-row>
        <table:table-row table:style-name="ro1">
          <table:table-cell office:value-type="float" office:value="63474" calcext:value-type="float">
            <text:p>63474</text:p>
          </table:table-cell>
        </table:table-row>
        <table:table-row table:style-name="ro1">
          <table:table-cell office:value-type="float" office:value="59278" calcext:value-type="float">
            <text:p>59278</text:p>
          </table:table-cell>
        </table:table-row>
        <table:table-row table:style-name="ro1">
          <table:table-cell office:value-type="float" office:value="57449" calcext:value-type="float">
            <text:p>57449</text:p>
          </table:table-cell>
        </table:table-row>
        <table:table-row table:style-name="ro1">
          <table:table-cell office:value-type="float" office:value="59126" calcext:value-type="float">
            <text:p>59126</text:p>
          </table:table-cell>
        </table:table-row>
        <table:table-row table:style-name="ro1">
          <table:table-cell office:value-type="float" office:value="57413" calcext:value-type="float">
            <text:p>57413</text:p>
          </table:table-cell>
        </table:table-row>
        <table:table-row table:style-name="ro1">
          <table:table-cell office:value-type="float" office:value="61155" calcext:value-type="float">
            <text:p>61155</text:p>
          </table:table-cell>
        </table:table-row>
        <table:table-row table:style-name="ro1">
          <table:table-cell office:value-type="float" office:value="64037" calcext:value-type="float">
            <text:p>64037</text:p>
          </table:table-cell>
        </table:table-row>
        <table:table-row table:style-name="ro1">
          <table:table-cell office:value-type="float" office:value="60402" calcext:value-type="float">
            <text:p>60402</text:p>
          </table:table-cell>
        </table:table-row>
        <table:table-row table:style-name="ro1">
          <table:table-cell office:value-type="float" office:value="59280" calcext:value-type="float">
            <text:p>59280</text:p>
          </table:table-cell>
        </table:table-row>
        <table:table-row table:style-name="ro1">
          <table:table-cell office:value-type="float" office:value="60637" calcext:value-type="float">
            <text:p>60637</text:p>
          </table:table-cell>
        </table:table-row>
        <table:table-row table:style-name="ro1">
          <table:table-cell office:value-type="float" office:value="60443" calcext:value-type="float">
            <text:p>60443</text:p>
          </table:table-cell>
        </table:table-row>
        <table:table-row table:style-name="ro1">
          <table:table-cell office:value-type="float" office:value="59557" calcext:value-type="float">
            <text:p>59557</text:p>
          </table:table-cell>
        </table:table-row>
        <table:table-row table:style-name="ro1">
          <table:table-cell office:value-type="float" office:value="60318" calcext:value-type="float">
            <text:p>60318</text:p>
          </table:table-cell>
        </table:table-row>
        <table:table-row table:style-name="ro1">
          <table:table-cell office:value-type="float" office:value="59843" calcext:value-type="float">
            <text:p>59843</text:p>
          </table:table-cell>
        </table:table-row>
        <table:table-row table:style-name="ro1">
          <table:table-cell office:value-type="float" office:value="62506" calcext:value-type="float">
            <text:p>62506</text:p>
          </table:table-cell>
        </table:table-row>
        <table:table-row table:style-name="ro1">
          <table:table-cell office:value-type="float" office:value="62686" calcext:value-type="float">
            <text:p>62686</text:p>
          </table:table-cell>
        </table:table-row>
        <table:table-row table:style-name="ro1">
          <table:table-cell office:value-type="float" office:value="59204" calcext:value-type="float">
            <text:p>59204</text:p>
          </table:table-cell>
        </table:table-row>
        <table:table-row table:style-name="ro1">
          <table:table-cell office:value-type="float" office:value="60973" calcext:value-type="float">
            <text:p>60973</text:p>
          </table:table-cell>
        </table:table-row>
        <table:table-row table:style-name="ro1">
          <table:table-cell office:value-type="float" office:value="63600" calcext:value-type="float">
            <text:p>63600</text:p>
          </table:table-cell>
        </table:table-row>
        <table:table-row table:style-name="ro1">
          <table:table-cell office:value-type="float" office:value="59782" calcext:value-type="float">
            <text:p>59782</text:p>
          </table:table-cell>
        </table:table-row>
        <table:table-row table:style-name="ro1">
          <table:table-cell office:value-type="float" office:value="61210" calcext:value-type="float">
            <text:p>61210</text:p>
          </table:table-cell>
        </table:table-row>
        <table:table-row table:style-name="ro1">
          <table:table-cell office:value-type="float" office:value="60769" calcext:value-type="float">
            <text:p>60769</text:p>
          </table:table-cell>
        </table:table-row>
        <table:table-row table:style-name="ro1">
          <table:table-cell office:value-type="float" office:value="63020" calcext:value-type="float">
            <text:p>63020</text:p>
          </table:table-cell>
        </table:table-row>
        <table:table-row table:style-name="ro1">
          <table:table-cell office:value-type="float" office:value="60328" calcext:value-type="float">
            <text:p>60328</text:p>
          </table:table-cell>
        </table:table-row>
        <table:table-row table:style-name="ro1">
          <table:table-cell office:value-type="float" office:value="60874" calcext:value-type="float">
            <text:p>60874</text:p>
          </table:table-cell>
        </table:table-row>
        <table:table-row table:style-name="ro1">
          <table:table-cell office:value-type="float" office:value="62385" calcext:value-type="float">
            <text:p>62385</text:p>
          </table:table-cell>
        </table:table-row>
        <table:table-row table:style-name="ro1">
          <table:table-cell office:value-type="float" office:value="58197" calcext:value-type="float">
            <text:p>58197</text:p>
          </table:table-cell>
        </table:table-row>
        <table:table-row table:style-name="ro1">
          <table:table-cell office:value-type="float" office:value="57976" calcext:value-type="float">
            <text:p>57976</text:p>
          </table:table-cell>
        </table:table-row>
        <table:table-row table:style-name="ro1">
          <table:table-cell office:value-type="float" office:value="65214" calcext:value-type="float">
            <text:p>65214</text:p>
          </table:table-cell>
        </table:table-row>
        <table:table-row table:style-name="ro1">
          <table:table-cell office:value-type="float" office:value="64377" calcext:value-type="float">
            <text:p>64377</text:p>
          </table:table-cell>
        </table:table-row>
        <table:table-row table:style-name="ro1">
          <table:table-cell office:value-type="float" office:value="63389" calcext:value-type="float">
            <text:p>63389</text:p>
          </table:table-cell>
        </table:table-row>
        <table:table-row table:style-name="ro1">
          <table:table-cell office:value-type="float" office:value="61267" calcext:value-type="float">
            <text:p>61267</text:p>
          </table:table-cell>
        </table:table-row>
        <table:table-row table:style-name="ro1">
          <table:table-cell office:value-type="float" office:value="62391" calcext:value-type="float">
            <text:p>62391</text:p>
          </table:table-cell>
        </table:table-row>
        <table:table-row table:style-name="ro1">
          <table:table-cell office:value-type="float" office:value="58385" calcext:value-type="float">
            <text:p>58385</text:p>
          </table:table-cell>
        </table:table-row>
        <table:table-row table:style-name="ro1">
          <table:table-cell office:value-type="float" office:value="57632" calcext:value-type="float">
            <text:p>57632</text:p>
          </table:table-cell>
        </table:table-row>
        <table:table-row table:style-name="ro1">
          <table:table-cell office:value-type="float" office:value="59262" calcext:value-type="float">
            <text:p>59262</text:p>
          </table:table-cell>
        </table:table-row>
        <table:table-row table:style-name="ro1">
          <table:table-cell office:value-type="float" office:value="63375" calcext:value-type="float">
            <text:p>63375</text:p>
          </table:table-cell>
        </table:table-row>
        <table:table-row table:style-name="ro1">
          <table:table-cell office:value-type="float" office:value="64283" calcext:value-type="float">
            <text:p>64283</text:p>
          </table:table-cell>
        </table:table-row>
        <table:table-row table:style-name="ro1">
          <table:table-cell office:value-type="float" office:value="64613" calcext:value-type="float">
            <text:p>64613</text:p>
          </table:table-cell>
        </table:table-row>
        <table:table-row table:style-name="ro1">
          <table:table-cell office:value-type="float" office:value="59036" calcext:value-type="float">
            <text:p>59036</text:p>
          </table:table-cell>
        </table:table-row>
        <table:table-row table:style-name="ro1">
          <table:table-cell office:value-type="float" office:value="62093" calcext:value-type="float">
            <text:p>62093</text:p>
          </table:table-cell>
        </table:table-row>
        <table:table-row table:style-name="ro1">
          <table:table-cell office:value-type="float" office:value="59618" calcext:value-type="float">
            <text:p>59618</text:p>
          </table:table-cell>
        </table:table-row>
        <table:table-row table:style-name="ro1">
          <table:table-cell office:value-type="float" office:value="59448" calcext:value-type="float">
            <text:p>59448</text:p>
          </table:table-cell>
        </table:table-row>
        <table:table-row table:style-name="ro1">
          <table:table-cell office:value-type="float" office:value="59570" calcext:value-type="float">
            <text:p>59570</text:p>
          </table:table-cell>
        </table:table-row>
        <table:table-row table:style-name="ro1">
          <table:table-cell office:value-type="float" office:value="59458" calcext:value-type="float">
            <text:p>59458</text:p>
          </table:table-cell>
        </table:table-row>
        <table:table-row table:style-name="ro1">
          <table:table-cell office:value-type="float" office:value="58152" calcext:value-type="float">
            <text:p>58152</text:p>
          </table:table-cell>
        </table:table-row>
        <table:table-row table:style-name="ro1">
          <table:table-cell office:value-type="float" office:value="59645" calcext:value-type="float">
            <text:p>59645</text:p>
          </table:table-cell>
        </table:table-row>
        <table:table-row table:style-name="ro1">
          <table:table-cell office:value-type="float" office:value="61622" calcext:value-type="float">
            <text:p>61622</text:p>
          </table:table-cell>
        </table:table-row>
        <table:table-row table:style-name="ro1">
          <table:table-cell office:value-type="float" office:value="63940" calcext:value-type="float">
            <text:p>63940</text:p>
          </table:table-cell>
        </table:table-row>
        <table:table-row table:style-name="ro1">
          <table:table-cell office:value-type="float" office:value="62443" calcext:value-type="float">
            <text:p>62443</text:p>
          </table:table-cell>
        </table:table-row>
        <table:table-row table:style-name="ro1">
          <table:table-cell office:value-type="float" office:value="63674" calcext:value-type="float">
            <text:p>63674</text:p>
          </table:table-cell>
        </table:table-row>
        <table:table-row table:style-name="ro1">
          <table:table-cell office:value-type="float" office:value="59094" calcext:value-type="float">
            <text:p>59094</text:p>
          </table:table-cell>
        </table:table-row>
        <table:table-row table:style-name="ro1">
          <table:table-cell office:value-type="float" office:value="62416" calcext:value-type="float">
            <text:p>62416</text:p>
          </table:table-cell>
        </table:table-row>
        <table:table-row table:style-name="ro1">
          <table:table-cell office:value-type="float" office:value="60664" calcext:value-type="float">
            <text:p>60664</text:p>
          </table:table-cell>
        </table:table-row>
        <table:table-row table:style-name="ro1">
          <table:table-cell office:value-type="float" office:value="61307" calcext:value-type="float">
            <text:p>61307</text:p>
          </table:table-cell>
        </table:table-row>
        <table:table-row table:style-name="ro1">
          <table:table-cell office:value-type="float" office:value="60354" calcext:value-type="float">
            <text:p>60354</text:p>
          </table:table-cell>
        </table:table-row>
        <table:table-row table:style-name="ro1">
          <table:table-cell office:value-type="float" office:value="57959" calcext:value-type="float">
            <text:p>57959</text:p>
          </table:table-cell>
        </table:table-row>
        <table:table-row table:style-name="ro1">
          <table:table-cell office:value-type="float" office:value="62249" calcext:value-type="float">
            <text:p>62249</text:p>
          </table:table-cell>
        </table:table-row>
        <table:table-row table:style-name="ro1">
          <table:table-cell office:value-type="float" office:value="64344" calcext:value-type="float">
            <text:p>64344</text:p>
          </table:table-cell>
        </table:table-row>
        <table:table-row table:style-name="ro1">
          <table:table-cell office:value-type="float" office:value="57283" calcext:value-type="float">
            <text:p>57283</text:p>
          </table:table-cell>
        </table:table-row>
        <table:table-row table:style-name="ro1">
          <table:table-cell office:value-type="float" office:value="64527" calcext:value-type="float">
            <text:p>64527</text:p>
          </table:table-cell>
        </table:table-row>
        <table:table-row table:style-name="ro1">
          <table:table-cell office:value-type="float" office:value="59032" calcext:value-type="float">
            <text:p>59032</text:p>
          </table:table-cell>
        </table:table-row>
        <table:table-row table:style-name="ro1">
          <table:table-cell office:value-type="float" office:value="58150" calcext:value-type="float">
            <text:p>58150</text:p>
          </table:table-cell>
        </table:table-row>
        <table:table-row table:style-name="ro1">
          <table:table-cell office:value-type="float" office:value="57622" calcext:value-type="float">
            <text:p>57622</text:p>
          </table:table-cell>
        </table:table-row>
        <table:table-row table:style-name="ro1">
          <table:table-cell office:value-type="float" office:value="60467" calcext:value-type="float">
            <text:p>60467</text:p>
          </table:table-cell>
        </table:table-row>
        <table:table-row table:style-name="ro1">
          <table:table-cell office:value-type="float" office:value="59234" calcext:value-type="float">
            <text:p>59234</text:p>
          </table:table-cell>
        </table:table-row>
        <table:table-row table:style-name="ro1">
          <table:table-cell office:value-type="float" office:value="60963" calcext:value-type="float">
            <text:p>60963</text:p>
          </table:table-cell>
        </table:table-row>
        <table:table-row table:style-name="ro1">
          <table:table-cell office:value-type="float" office:value="57253" calcext:value-type="float">
            <text:p>57253</text:p>
          </table:table-cell>
        </table:table-row>
        <table:table-row table:style-name="ro1">
          <table:table-cell office:value-type="float" office:value="63855" calcext:value-type="float">
            <text:p>63855</text:p>
          </table:table-cell>
        </table:table-row>
        <table:table-row table:style-name="ro1">
          <table:table-cell office:value-type="float" office:value="63284" calcext:value-type="float">
            <text:p>63284</text:p>
          </table:table-cell>
        </table:table-row>
        <table:table-row table:style-name="ro1">
          <table:table-cell office:value-type="float" office:value="60620" calcext:value-type="float">
            <text:p>60620</text:p>
          </table:table-cell>
        </table:table-row>
        <table:table-row table:style-name="ro1">
          <table:table-cell office:value-type="float" office:value="61751" calcext:value-type="float">
            <text:p>61751</text:p>
          </table:table-cell>
        </table:table-row>
        <table:table-row table:style-name="ro1">
          <table:table-cell office:value-type="float" office:value="58644" calcext:value-type="float">
            <text:p>58644</text:p>
          </table:table-cell>
        </table:table-row>
        <table:table-row table:style-name="ro1">
          <table:table-cell office:value-type="float" office:value="63109" calcext:value-type="float">
            <text:p>63109</text:p>
          </table:table-cell>
        </table:table-row>
        <table:table-row table:style-name="ro1">
          <table:table-cell office:value-type="float" office:value="63222" calcext:value-type="float">
            <text:p>63222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</table:table-row>
        <table:table-row table:style-name="ro1">
          <table:table-cell office:value-type="float" office:value="58425" calcext:value-type="float">
            <text:p>58425</text:p>
          </table:table-cell>
        </table:table-row>
        <table:table-row table:style-name="ro1">
          <table:table-cell office:value-type="float" office:value="59729" calcext:value-type="float">
            <text:p>59729</text:p>
          </table:table-cell>
        </table:table-row>
        <table:table-row table:style-name="ro1">
          <table:table-cell office:value-type="float" office:value="61525" calcext:value-type="float">
            <text:p>61525</text:p>
          </table:table-cell>
        </table:table-row>
        <table:table-row table:style-name="ro1">
          <table:table-cell office:value-type="float" office:value="61095" calcext:value-type="float">
            <text:p>61095</text:p>
          </table:table-cell>
        </table:table-row>
        <table:table-row table:style-name="ro1">
          <table:table-cell office:value-type="float" office:value="58349" calcext:value-type="float">
            <text:p>58349</text:p>
          </table:table-cell>
        </table:table-row>
        <table:table-row table:style-name="ro1">
          <table:table-cell office:value-type="float" office:value="60433" calcext:value-type="float">
            <text:p>60433</text:p>
          </table:table-cell>
        </table:table-row>
        <table:table-row table:style-name="ro1">
          <table:table-cell office:value-type="float" office:value="62006" calcext:value-type="float">
            <text:p>62006</text:p>
          </table:table-cell>
        </table:table-row>
        <table:table-row table:style-name="ro1">
          <table:table-cell office:value-type="float" office:value="63138" calcext:value-type="float">
            <text:p>63138</text:p>
          </table:table-cell>
        </table:table-row>
        <table:table-row table:style-name="ro1">
          <table:table-cell office:value-type="float" office:value="65236" calcext:value-type="float">
            <text:p>65236</text:p>
          </table:table-cell>
        </table:table-row>
        <table:table-row table:style-name="ro1">
          <table:table-cell office:value-type="float" office:value="63164" calcext:value-type="float">
            <text:p>63164</text:p>
          </table:table-cell>
        </table:table-row>
        <table:table-row table:style-name="ro1">
          <table:table-cell office:value-type="float" office:value="68128" calcext:value-type="float">
            <text:p>68128</text:p>
          </table:table-cell>
        </table:table-row>
        <table:table-row table:style-name="ro1">
          <table:table-cell office:value-type="float" office:value="65238" calcext:value-type="float">
            <text:p>65238</text:p>
          </table:table-cell>
        </table:table-row>
        <table:table-row table:style-name="ro1">
          <table:table-cell office:value-type="float" office:value="63496" calcext:value-type="float">
            <text:p>63496</text:p>
          </table:table-cell>
        </table:table-row>
        <table:table-row table:style-name="ro1">
          <table:table-cell office:value-type="float" office:value="64937" calcext:value-type="float">
            <text:p>64937</text:p>
          </table:table-cell>
        </table:table-row>
        <table:table-row table:style-name="ro1">
          <table:table-cell office:value-type="float" office:value="62300" calcext:value-type="float">
            <text:p>62300</text:p>
          </table:table-cell>
        </table:table-row>
        <table:table-row table:style-name="ro1">
          <table:table-cell office:value-type="float" office:value="67529" calcext:value-type="float">
            <text:p>67529</text:p>
          </table:table-cell>
        </table:table-row>
        <table:table-row table:style-name="ro1">
          <table:table-cell office:value-type="float" office:value="106802" calcext:value-type="float">
            <text:p>106802</text:p>
          </table:table-cell>
        </table:table-row>
        <table:table-row table:style-name="ro1">
          <table:table-cell office:value-type="float" office:value="89853" calcext:value-type="float">
            <text:p>89853</text:p>
          </table:table-cell>
        </table:table-row>
        <table:table-row table:style-name="ro1">
          <table:table-cell office:value-type="float" office:value="94286" calcext:value-type="float">
            <text:p>94286</text:p>
          </table:table-cell>
        </table:table-row>
        <table:table-row table:style-name="ro1">
          <table:table-cell office:value-type="float" office:value="92341" calcext:value-type="float">
            <text:p>92341</text:p>
          </table:table-cell>
        </table:table-row>
        <table:table-row table:style-name="ro1">
          <table:table-cell office:value-type="float" office:value="96881" calcext:value-type="float">
            <text:p>96881</text:p>
          </table:table-cell>
        </table:table-row>
        <table:table-row table:style-name="ro1">
          <table:table-cell office:value-type="float" office:value="100042" calcext:value-type="float">
            <text:p>100042</text:p>
          </table:table-cell>
        </table:table-row>
        <table:table-row table:style-name="ro1">
          <table:table-cell office:value-type="float" office:value="92463" calcext:value-type="float">
            <text:p>92463</text:p>
          </table:table-cell>
        </table:table-row>
        <table:table-row table:style-name="ro1">
          <table:table-cell office:value-type="float" office:value="92694" calcext:value-type="float">
            <text:p>92694</text:p>
          </table:table-cell>
        </table:table-row>
        <table:table-row table:style-name="ro1">
          <table:table-cell office:value-type="float" office:value="120341" calcext:value-type="float">
            <text:p>120341</text:p>
          </table:table-cell>
        </table:table-row>
        <table:table-row table:style-name="ro1">
          <table:table-cell office:value-type="float" office:value="102419" calcext:value-type="float">
            <text:p>102419</text:p>
          </table:table-cell>
        </table:table-row>
        <table:table-row table:style-name="ro1">
          <table:table-cell office:value-type="float" office:value="119813" calcext:value-type="float">
            <text:p>119813</text:p>
          </table:table-cell>
        </table:table-row>
        <table:table-row table:style-name="ro1">
          <table:table-cell office:value-type="float" office:value="122593" calcext:value-type="float">
            <text:p>122593</text:p>
          </table:table-cell>
        </table:table-row>
        <table:table-row table:style-name="ro1">
          <table:table-cell office:value-type="float" office:value="105736" calcext:value-type="float">
            <text:p>105736</text:p>
          </table:table-cell>
        </table:table-row>
        <table:table-row table:style-name="ro1">
          <table:table-cell office:value-type="float" office:value="122239" calcext:value-type="float">
            <text:p>122239</text:p>
          </table:table-cell>
        </table:table-row>
        <table:table-row table:style-name="ro1">
          <table:table-cell office:value-type="float" office:value="98422" calcext:value-type="float">
            <text:p>98422</text:p>
          </table:table-cell>
        </table:table-row>
        <table:table-row table:style-name="ro1">
          <table:table-cell office:value-type="float" office:value="103153" calcext:value-type="float">
            <text:p>103153</text:p>
          </table:table-cell>
        </table:table-row>
        <table:table-row table:style-name="ro1">
          <table:table-cell office:value-type="float" office:value="94268" calcext:value-type="float">
            <text:p>94268</text:p>
          </table:table-cell>
        </table:table-row>
        <table:table-row table:style-name="ro1">
          <table:table-cell office:value-type="float" office:value="122817" calcext:value-type="float">
            <text:p>122817</text:p>
          </table:table-cell>
        </table:table-row>
        <table:table-row table:style-name="ro1">
          <table:table-cell office:value-type="float" office:value="112966" calcext:value-type="float">
            <text:p>112966</text:p>
          </table:table-cell>
        </table:table-row>
        <table:table-row table:style-name="ro1">
          <table:table-cell office:value-type="float" office:value="116528" calcext:value-type="float">
            <text:p>116528</text:p>
          </table:table-cell>
        </table:table-row>
        <table:table-row table:style-name="ro1">
          <table:table-cell office:value-type="float" office:value="106427" calcext:value-type="float">
            <text:p>106427</text:p>
          </table:table-cell>
        </table:table-row>
        <table:table-row table:style-name="ro1">
          <table:table-cell office:value-type="float" office:value="90455" calcext:value-type="float">
            <text:p>90455</text:p>
          </table:table-cell>
        </table:table-row>
        <table:table-row table:style-name="ro1">
          <table:table-cell office:value-type="float" office:value="142975" calcext:value-type="float">
            <text:p>142975</text:p>
          </table:table-cell>
        </table:table-row>
        <table:table-row table:style-name="ro1">
          <table:table-cell office:value-type="float" office:value="102528" calcext:value-type="float">
            <text:p>102528</text:p>
          </table:table-cell>
        </table:table-row>
        <table:table-row table:style-name="ro1">
          <table:table-cell office:value-type="float" office:value="110521" calcext:value-type="float">
            <text:p>110521</text:p>
          </table:table-cell>
        </table:table-row>
        <table:table-row table:style-name="ro1">
          <table:table-cell office:value-type="float" office:value="99801" calcext:value-type="float">
            <text:p>99801</text:p>
          </table:table-cell>
        </table:table-row>
        <table:table-row table:style-name="ro1">
          <table:table-cell office:value-type="float" office:value="94951" calcext:value-type="float">
            <text:p>94951</text:p>
          </table:table-cell>
        </table:table-row>
        <table:table-row table:style-name="ro1">
          <table:table-cell office:value-type="float" office:value="90155" calcext:value-type="float">
            <text:p>90155</text:p>
          </table:table-cell>
        </table:table-row>
        <table:table-row table:style-name="ro1">
          <table:table-cell office:value-type="float" office:value="92542" calcext:value-type="float">
            <text:p>92542</text:p>
          </table:table-cell>
        </table:table-row>
        <table:table-row table:style-name="ro1">
          <table:table-cell office:value-type="float" office:value="96663" calcext:value-type="float">
            <text:p>96663</text:p>
          </table:table-cell>
        </table:table-row>
        <table:table-row table:style-name="ro1">
          <table:table-cell office:value-type="float" office:value="92180" calcext:value-type="float">
            <text:p>92180</text:p>
          </table:table-cell>
        </table:table-row>
        <table:table-row table:style-name="ro1">
          <table:table-cell office:value-type="float" office:value="94007" calcext:value-type="float">
            <text:p>94007</text:p>
          </table:table-cell>
        </table:table-row>
        <table:table-row table:style-name="ro1">
          <table:table-cell office:value-type="float" office:value="92125" calcext:value-type="float">
            <text:p>92125</text:p>
          </table:table-cell>
        </table:table-row>
        <table:table-row table:style-name="ro1">
          <table:table-cell office:value-type="float" office:value="91996" calcext:value-type="float">
            <text:p>91996</text:p>
          </table:table-cell>
        </table:table-row>
        <table:table-row table:style-name="ro1">
          <table:table-cell office:value-type="float" office:value="107243" calcext:value-type="float">
            <text:p>107243</text:p>
          </table:table-cell>
        </table:table-row>
        <table:table-row table:style-name="ro1">
          <table:table-cell office:value-type="float" office:value="94786" calcext:value-type="float">
            <text:p>94786</text:p>
          </table:table-cell>
        </table:table-row>
        <table:table-row table:style-name="ro1">
          <table:table-cell office:value-type="float" office:value="92980" calcext:value-type="float">
            <text:p>92980</text:p>
          </table:table-cell>
        </table:table-row>
        <table:table-row table:style-name="ro1">
          <table:table-cell office:value-type="float" office:value="91811" calcext:value-type="float">
            <text:p>91811</text:p>
          </table:table-cell>
        </table:table-row>
        <table:table-row table:style-name="ro1">
          <table:table-cell office:value-type="float" office:value="87301" calcext:value-type="float">
            <text:p>87301</text:p>
          </table:table-cell>
        </table:table-row>
        <table:table-row table:style-name="ro1">
          <table:table-cell office:value-type="float" office:value="86598" calcext:value-type="float">
            <text:p>86598</text:p>
          </table:table-cell>
        </table:table-row>
        <table:table-row table:style-name="ro1">
          <table:table-cell office:value-type="float" office:value="87850" calcext:value-type="float">
            <text:p>87850</text:p>
          </table:table-cell>
        </table:table-row>
        <table:table-row table:style-name="ro1">
          <table:table-cell office:value-type="float" office:value="88853" calcext:value-type="float">
            <text:p>88853</text:p>
          </table:table-cell>
        </table:table-row>
        <table:table-row table:style-name="ro1">
          <table:table-cell office:value-type="float" office:value="91737" calcext:value-type="float">
            <text:p>91737</text:p>
          </table:table-cell>
        </table:table-row>
        <table:table-row table:style-name="ro1">
          <table:table-cell office:value-type="float" office:value="87263" calcext:value-type="float">
            <text:p>87263</text:p>
          </table:table-cell>
        </table:table-row>
        <table:table-row table:style-name="ro1">
          <table:table-cell office:value-type="float" office:value="86140" calcext:value-type="float">
            <text:p>86140</text:p>
          </table:table-cell>
        </table:table-row>
        <table:table-row table:style-name="ro1">
          <table:table-cell office:value-type="float" office:value="89969" calcext:value-type="float">
            <text:p>89969</text:p>
          </table:table-cell>
        </table:table-row>
        <table:table-row table:style-name="ro1">
          <table:table-cell office:value-type="float" office:value="92731" calcext:value-type="float">
            <text:p>92731</text:p>
          </table:table-cell>
        </table:table-row>
        <table:table-row table:style-name="ro1">
          <table:table-cell office:value-type="float" office:value="95691" calcext:value-type="float">
            <text:p>95691</text:p>
          </table:table-cell>
        </table:table-row>
        <table:table-row table:style-name="ro1">
          <table:table-cell office:value-type="float" office:value="94582" calcext:value-type="float">
            <text:p>94582</text:p>
          </table:table-cell>
        </table:table-row>
        <table:table-row table:style-name="ro1">
          <table:table-cell office:value-type="float" office:value="92308" calcext:value-type="float">
            <text:p>92308</text:p>
          </table:table-cell>
        </table:table-row>
        <table:table-row table:style-name="ro1">
          <table:table-cell office:value-type="float" office:value="89984" calcext:value-type="float">
            <text:p>89984</text:p>
          </table:table-cell>
        </table:table-row>
        <table:table-row table:style-name="ro1">
          <table:table-cell office:value-type="float" office:value="99260" calcext:value-type="float">
            <text:p>99260</text:p>
          </table:table-cell>
        </table:table-row>
        <table:table-row table:style-name="ro1">
          <table:table-cell office:value-type="float" office:value="91732" calcext:value-type="float">
            <text:p>91732</text:p>
          </table:table-cell>
        </table:table-row>
        <table:table-row table:style-name="ro1">
          <table:table-cell office:value-type="float" office:value="99742" calcext:value-type="float">
            <text:p>99742</text:p>
          </table:table-cell>
        </table:table-row>
        <table:table-row table:style-name="ro1">
          <table:table-cell office:value-type="float" office:value="90773" calcext:value-type="float">
            <text:p>90773</text:p>
          </table:table-cell>
        </table:table-row>
        <table:table-row table:style-name="ro1">
          <table:table-cell office:value-type="float" office:value="96761" calcext:value-type="float">
            <text:p>96761</text:p>
          </table:table-cell>
        </table:table-row>
        <table:table-row table:style-name="ro1">
          <table:table-cell office:value-type="float" office:value="89996" calcext:value-type="float">
            <text:p>89996</text:p>
          </table:table-cell>
        </table:table-row>
        <table:table-row table:style-name="ro1">
          <table:table-cell office:value-type="float" office:value="97491" calcext:value-type="float">
            <text:p>97491</text:p>
          </table:table-cell>
        </table:table-row>
        <table:table-row table:style-name="ro1">
          <table:table-cell office:value-type="float" office:value="108689" calcext:value-type="float">
            <text:p>108689</text:p>
          </table:table-cell>
        </table:table-row>
        <table:table-row table:style-name="ro1">
          <table:table-cell office:value-type="float" office:value="97544" calcext:value-type="float">
            <text:p>97544</text:p>
          </table:table-cell>
        </table:table-row>
        <table:table-row table:style-name="ro1">
          <table:table-cell office:value-type="float" office:value="96400" calcext:value-type="float">
            <text:p>96400</text:p>
          </table:table-cell>
        </table:table-row>
        <table:table-row table:style-name="ro1">
          <table:table-cell office:value-type="float" office:value="91463" calcext:value-type="float">
            <text:p>91463</text:p>
          </table:table-cell>
        </table:table-row>
        <table:table-row table:style-name="ro1">
          <table:table-cell office:value-type="float" office:value="92712" calcext:value-type="float">
            <text:p>92712</text:p>
          </table:table-cell>
        </table:table-row>
        <table:table-row table:style-name="ro1">
          <table:table-cell office:value-type="float" office:value="91833" calcext:value-type="float">
            <text:p>91833</text:p>
          </table:table-cell>
        </table:table-row>
        <table:table-row table:style-name="ro1">
          <table:table-cell office:value-type="float" office:value="100176" calcext:value-type="float">
            <text:p>100176</text:p>
          </table:table-cell>
        </table:table-row>
        <table:table-row table:style-name="ro1">
          <table:table-cell office:value-type="float" office:value="88650" calcext:value-type="float">
            <text:p>88650</text:p>
          </table:table-cell>
        </table:table-row>
        <table:table-row table:style-name="ro1">
          <table:table-cell office:value-type="float" office:value="91952" calcext:value-type="float">
            <text:p>91952</text:p>
          </table:table-cell>
        </table:table-row>
        <table:table-row table:style-name="ro1">
          <table:table-cell office:value-type="float" office:value="94617" calcext:value-type="float">
            <text:p>94617</text:p>
          </table:table-cell>
        </table:table-row>
        <table:table-row table:style-name="ro1">
          <table:table-cell office:value-type="float" office:value="91661" calcext:value-type="float">
            <text:p>91661</text:p>
          </table:table-cell>
        </table:table-row>
        <table:table-row table:style-name="ro1">
          <table:table-cell office:value-type="float" office:value="88944" calcext:value-type="float">
            <text:p>88944</text:p>
          </table:table-cell>
        </table:table-row>
        <table:table-row table:style-name="ro1">
          <table:table-cell office:value-type="float" office:value="88076" calcext:value-type="float">
            <text:p>88076</text:p>
          </table:table-cell>
        </table:table-row>
        <table:table-row table:style-name="ro1">
          <table:table-cell office:value-type="float" office:value="97363" calcext:value-type="float">
            <text:p>97363</text:p>
          </table:table-cell>
        </table:table-row>
        <table:table-row table:style-name="ro1">
          <table:table-cell office:value-type="float" office:value="91150" calcext:value-type="float">
            <text:p>91150</text:p>
          </table:table-cell>
        </table:table-row>
        <table:table-row table:style-name="ro1">
          <table:table-cell office:value-type="float" office:value="91749" calcext:value-type="float">
            <text:p>91749</text:p>
          </table:table-cell>
        </table:table-row>
        <table:table-row table:style-name="ro1">
          <table:table-cell office:value-type="float" office:value="90176" calcext:value-type="float">
            <text:p>90176</text:p>
          </table:table-cell>
        </table:table-row>
        <table:table-row table:style-name="ro1">
          <table:table-cell office:value-type="float" office:value="89572" calcext:value-type="float">
            <text:p>89572</text:p>
          </table:table-cell>
        </table:table-row>
        <table:table-row table:style-name="ro1">
          <table:table-cell office:value-type="float" office:value="91032" calcext:value-type="float">
            <text:p>91032</text:p>
          </table:table-cell>
        </table:table-row>
        <table:table-row table:style-name="ro1">
          <table:table-cell office:value-type="float" office:value="93462" calcext:value-type="float">
            <text:p>93462</text:p>
          </table:table-cell>
        </table:table-row>
        <table:table-row table:style-name="ro1">
          <table:table-cell office:value-type="float" office:value="93329" calcext:value-type="float">
            <text:p>93329</text:p>
          </table:table-cell>
        </table:table-row>
        <table:table-row table:style-name="ro1">
          <table:table-cell office:value-type="float" office:value="90920" calcext:value-type="float">
            <text:p>90920</text:p>
          </table:table-cell>
        </table:table-row>
        <table:table-row table:style-name="ro1">
          <table:table-cell office:value-type="float" office:value="86498" calcext:value-type="float">
            <text:p>86498</text:p>
          </table:table-cell>
        </table:table-row>
        <table:table-row table:style-name="ro1">
          <table:table-cell office:value-type="float" office:value="86872" calcext:value-type="float">
            <text:p>86872</text:p>
          </table:table-cell>
        </table:table-row>
        <table:table-row table:style-name="ro1">
          <table:table-cell office:value-type="float" office:value="85403" calcext:value-type="float">
            <text:p>85403</text:p>
          </table:table-cell>
        </table:table-row>
        <table:table-row table:style-name="ro1">
          <table:table-cell office:value-type="float" office:value="91498" calcext:value-type="float">
            <text:p>91498</text:p>
          </table:table-cell>
        </table:table-row>
        <table:table-row table:style-name="ro1">
          <table:table-cell office:value-type="float" office:value="87588" calcext:value-type="float">
            <text:p>87588</text:p>
          </table:table-cell>
        </table:table-row>
        <table:table-row table:style-name="ro1">
          <table:table-cell office:value-type="float" office:value="92264" calcext:value-type="float">
            <text:p>92264</text:p>
          </table:table-cell>
        </table:table-row>
        <table:table-row table:style-name="ro1">
          <table:table-cell office:value-type="float" office:value="91017" calcext:value-type="float">
            <text:p>91017</text:p>
          </table:table-cell>
        </table:table-row>
        <table:table-row table:style-name="ro1">
          <table:table-cell office:value-type="float" office:value="99190" calcext:value-type="float">
            <text:p>99190</text:p>
          </table:table-cell>
        </table:table-row>
        <table:table-row table:style-name="ro1">
          <table:table-cell office:value-type="float" office:value="89045" calcext:value-type="float">
            <text:p>89045</text:p>
          </table:table-cell>
        </table:table-row>
        <table:table-row table:style-name="ro1">
          <table:table-cell office:value-type="float" office:value="89298" calcext:value-type="float">
            <text:p>89298</text:p>
          </table:table-cell>
        </table:table-row>
        <table:table-row table:style-name="ro1">
          <table:table-cell office:value-type="float" office:value="91882" calcext:value-type="float">
            <text:p>91882</text:p>
          </table:table-cell>
        </table:table-row>
        <table:table-row table:style-name="ro1">
          <table:table-cell office:value-type="float" office:value="97392" calcext:value-type="float">
            <text:p>97392</text:p>
          </table:table-cell>
        </table:table-row>
        <table:table-row table:style-name="ro1">
          <table:table-cell office:value-type="float" office:value="100831" calcext:value-type="float">
            <text:p>100831</text:p>
          </table:table-cell>
        </table:table-row>
        <table:table-row table:style-name="ro1">
          <table:table-cell office:value-type="float" office:value="92704" calcext:value-type="float">
            <text:p>92704</text:p>
          </table:table-cell>
        </table:table-row>
        <table:table-row table:style-name="ro1">
          <table:table-cell office:value-type="float" office:value="89968" calcext:value-type="float">
            <text:p>89968</text:p>
          </table:table-cell>
        </table:table-row>
        <table:table-row table:style-name="ro1">
          <table:table-cell office:value-type="float" office:value="101130" calcext:value-type="float">
            <text:p>101130</text:p>
          </table:table-cell>
        </table:table-row>
        <table:table-row table:style-name="ro1">
          <table:table-cell office:value-type="float" office:value="88249" calcext:value-type="float">
            <text:p>88249</text:p>
          </table:table-cell>
        </table:table-row>
        <table:table-row table:style-name="ro1">
          <table:table-cell office:value-type="float" office:value="89594" calcext:value-type="float">
            <text:p>89594</text:p>
          </table:table-cell>
        </table:table-row>
        <table:table-row table:style-name="ro1">
          <table:table-cell office:value-type="float" office:value="91041" calcext:value-type="float">
            <text:p>91041</text:p>
          </table:table-cell>
        </table:table-row>
        <table:table-row table:style-name="ro1">
          <table:table-cell office:value-type="float" office:value="92363" calcext:value-type="float">
            <text:p>92363</text:p>
          </table:table-cell>
        </table:table-row>
        <table:table-row table:style-name="ro1">
          <table:table-cell office:value-type="float" office:value="93376" calcext:value-type="float">
            <text:p>93376</text:p>
          </table:table-cell>
        </table:table-row>
        <table:table-row table:style-name="ro1">
          <table:table-cell office:value-type="float" office:value="93022" calcext:value-type="float">
            <text:p>93022</text:p>
          </table:table-cell>
        </table:table-row>
        <table:table-row table:style-name="ro1">
          <table:table-cell office:value-type="float" office:value="90815" calcext:value-type="float">
            <text:p>90815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</table:table-row>
        <table:table-row table:style-name="ro1">
          <table:table-cell office:value-type="float" office:value="88856" calcext:value-type="float">
            <text:p>88856</text:p>
          </table:table-cell>
        </table:table-row>
        <table:table-row table:style-name="ro1">
          <table:table-cell office:value-type="float" office:value="89157" calcext:value-type="float">
            <text:p>89157</text:p>
          </table:table-cell>
        </table:table-row>
        <table:table-row table:style-name="ro1">
          <table:table-cell office:value-type="float" office:value="92536" calcext:value-type="float">
            <text:p>92536</text:p>
          </table:table-cell>
        </table:table-row>
        <table:table-row table:style-name="ro1">
          <table:table-cell office:value-type="float" office:value="89240" calcext:value-type="float">
            <text:p>89240</text:p>
          </table:table-cell>
        </table:table-row>
        <table:table-row table:style-name="ro1">
          <table:table-cell office:value-type="float" office:value="89499" calcext:value-type="float">
            <text:p>89499</text:p>
          </table:table-cell>
        </table:table-row>
        <table:table-row table:style-name="ro1">
          <table:table-cell office:value-type="float" office:value="88741" calcext:value-type="float">
            <text:p>88741</text:p>
          </table:table-cell>
        </table:table-row>
        <table:table-row table:style-name="ro1">
          <table:table-cell office:value-type="float" office:value="89724" calcext:value-type="float">
            <text:p>89724</text:p>
          </table:table-cell>
        </table:table-row>
        <table:table-row table:style-name="ro1">
          <table:table-cell office:value-type="float" office:value="91186" calcext:value-type="float">
            <text:p>91186</text:p>
          </table:table-cell>
        </table:table-row>
        <table:table-row table:style-name="ro1">
          <table:table-cell office:value-type="float" office:value="90396" calcext:value-type="float">
            <text:p>90396</text:p>
          </table:table-cell>
        </table:table-row>
        <table:table-row table:style-name="ro1">
          <table:table-cell office:value-type="float" office:value="90131" calcext:value-type="float">
            <text:p>90131</text:p>
          </table:table-cell>
        </table:table-row>
        <table:table-row table:style-name="ro1">
          <table:table-cell office:value-type="float" office:value="94102" calcext:value-type="float">
            <text:p>94102</text:p>
          </table:table-cell>
        </table:table-row>
        <table:table-row table:style-name="ro1">
          <table:table-cell office:value-type="float" office:value="92607" calcext:value-type="float">
            <text:p>92607</text:p>
          </table:table-cell>
        </table:table-row>
        <table:table-row table:style-name="ro1">
          <table:table-cell office:value-type="float" office:value="106372" calcext:value-type="float">
            <text:p>106372</text:p>
          </table:table-cell>
        </table:table-row>
        <table:table-row table:style-name="ro1">
          <table:table-cell office:value-type="float" office:value="88295" calcext:value-type="float">
            <text:p>88295</text:p>
          </table:table-cell>
        </table:table-row>
        <table:table-row table:style-name="ro1">
          <table:table-cell office:value-type="float" office:value="87568" calcext:value-type="float">
            <text:p>87568</text:p>
          </table:table-cell>
        </table:table-row>
        <table:table-row table:style-name="ro1">
          <table:table-cell office:value-type="float" office:value="88659" calcext:value-type="float">
            <text:p>88659</text:p>
          </table:table-cell>
        </table:table-row>
        <table:table-row table:style-name="ro1">
          <table:table-cell office:value-type="float" office:value="88691" calcext:value-type="float">
            <text:p>88691</text:p>
          </table:table-cell>
        </table:table-row>
        <table:table-row table:style-name="ro1">
          <table:table-cell office:value-type="float" office:value="87112" calcext:value-type="float">
            <text:p>87112</text:p>
          </table:table-cell>
        </table:table-row>
        <table:table-row table:style-name="ro1">
          <table:table-cell office:value-type="float" office:value="93262" calcext:value-type="float">
            <text:p>93262</text:p>
          </table:table-cell>
        </table:table-row>
        <table:table-row table:style-name="ro1">
          <table:table-cell office:value-type="float" office:value="93219" calcext:value-type="float">
            <text:p>93219</text:p>
          </table:table-cell>
        </table:table-row>
        <table:table-row table:style-name="ro1">
          <table:table-cell office:value-type="float" office:value="93714" calcext:value-type="float">
            <text:p>93714</text:p>
          </table:table-cell>
        </table:table-row>
        <table:table-row table:style-name="ro1">
          <table:table-cell office:value-type="float" office:value="92354" calcext:value-type="float">
            <text:p>92354</text:p>
          </table:table-cell>
        </table:table-row>
        <table:table-row table:style-name="ro1">
          <table:table-cell office:value-type="float" office:value="105869" calcext:value-type="float">
            <text:p>105869</text:p>
          </table:table-cell>
        </table:table-row>
        <table:table-row table:style-name="ro1">
          <table:table-cell office:value-type="float" office:value="96855" calcext:value-type="float">
            <text:p>96855</text:p>
          </table:table-cell>
        </table:table-row>
        <table:table-row table:style-name="ro1">
          <table:table-cell office:value-type="float" office:value="87104" calcext:value-type="float">
            <text:p>87104</text:p>
          </table:table-cell>
        </table:table-row>
        <table:table-row table:style-name="ro1">
          <table:table-cell office:value-type="float" office:value="95388" calcext:value-type="float">
            <text:p>95388</text:p>
          </table:table-cell>
        </table:table-row>
        <table:table-row table:style-name="ro1">
          <table:table-cell office:value-type="float" office:value="91604" calcext:value-type="float">
            <text:p>91604</text:p>
          </table:table-cell>
        </table:table-row>
        <table:table-row table:style-name="ro1">
          <table:table-cell office:value-type="float" office:value="89371" calcext:value-type="float">
            <text:p>89371</text:p>
          </table:table-cell>
        </table:table-row>
        <table:table-row table:style-name="ro1">
          <table:table-cell office:value-type="float" office:value="90223" calcext:value-type="float">
            <text:p>90223</text:p>
          </table:table-cell>
        </table:table-row>
        <table:table-row table:style-name="ro1">
          <table:table-cell office:value-type="float" office:value="91365" calcext:value-type="float">
            <text:p>91365</text:p>
          </table:table-cell>
        </table:table-row>
        <table:table-row table:style-name="ro1">
          <table:table-cell office:value-type="float" office:value="88347" calcext:value-type="float">
            <text:p>88347</text:p>
          </table:table-cell>
        </table:table-row>
        <table:table-row table:style-name="ro1">
          <table:table-cell office:value-type="float" office:value="95704" calcext:value-type="float">
            <text:p>95704</text:p>
          </table:table-cell>
        </table:table-row>
        <table:table-row table:style-name="ro1">
          <table:table-cell office:value-type="float" office:value="100143" calcext:value-type="float">
            <text:p>100143</text:p>
          </table:table-cell>
        </table:table-row>
        <table:table-row table:style-name="ro1">
          <table:table-cell office:value-type="float" office:value="94966" calcext:value-type="float">
            <text:p>94966</text:p>
          </table:table-cell>
        </table:table-row>
        <table:table-row table:style-name="ro1">
          <table:table-cell office:value-type="float" office:value="96862" calcext:value-type="float">
            <text:p>96862</text:p>
          </table:table-cell>
        </table:table-row>
        <table:table-row table:style-name="ro1">
          <table:table-cell office:value-type="float" office:value="90146" calcext:value-type="float">
            <text:p>90146</text:p>
          </table:table-cell>
        </table:table-row>
        <table:table-row table:style-name="ro1">
          <table:table-cell office:value-type="float" office:value="93579" calcext:value-type="float">
            <text:p>93579</text:p>
          </table:table-cell>
        </table:table-row>
        <table:table-row table:style-name="ro1">
          <table:table-cell office:value-type="float" office:value="93408" calcext:value-type="float">
            <text:p>93408</text:p>
          </table:table-cell>
        </table:table-row>
        <table:table-row table:style-name="ro1">
          <table:table-cell office:value-type="float" office:value="91032" calcext:value-type="float">
            <text:p>91032</text:p>
          </table:table-cell>
        </table:table-row>
        <table:table-row table:style-name="ro1">
          <table:table-cell office:value-type="float" office:value="93860" calcext:value-type="float">
            <text:p>93860</text:p>
          </table:table-cell>
        </table:table-row>
        <table:table-row table:style-name="ro1">
          <table:table-cell office:value-type="float" office:value="92266" calcext:value-type="float">
            <text:p>92266</text:p>
          </table:table-cell>
        </table:table-row>
        <table:table-row table:style-name="ro1">
          <table:table-cell office:value-type="float" office:value="90922" calcext:value-type="float">
            <text:p>90922</text:p>
          </table:table-cell>
        </table:table-row>
        <table:table-row table:style-name="ro1">
          <table:table-cell office:value-type="float" office:value="98416" calcext:value-type="float">
            <text:p>98416</text:p>
          </table:table-cell>
        </table:table-row>
        <table:table-row table:style-name="ro1">
          <table:table-cell office:value-type="float" office:value="88550" calcext:value-type="float">
            <text:p>88550</text:p>
          </table:table-cell>
        </table:table-row>
        <table:table-row table:style-name="ro1">
          <table:table-cell office:value-type="float" office:value="96766" calcext:value-type="float">
            <text:p>96766</text:p>
          </table:table-cell>
        </table:table-row>
        <table:table-row table:style-name="ro1">
          <table:table-cell office:value-type="float" office:value="91030" calcext:value-type="float">
            <text:p>91030</text:p>
          </table:table-cell>
        </table:table-row>
        <table:table-row table:style-name="ro1">
          <table:table-cell office:value-type="float" office:value="90266" calcext:value-type="float">
            <text:p>90266</text:p>
          </table:table-cell>
        </table:table-row>
        <table:table-row table:style-name="ro1">
          <table:table-cell office:value-type="float" office:value="88998" calcext:value-type="float">
            <text:p>88998</text:p>
          </table:table-cell>
        </table:table-row>
        <table:table-row table:style-name="ro1">
          <table:table-cell office:value-type="float" office:value="89708" calcext:value-type="float">
            <text:p>89708</text:p>
          </table:table-cell>
        </table:table-row>
        <table:table-row table:style-name="ro1">
          <table:table-cell office:value-type="float" office:value="91943" calcext:value-type="float">
            <text:p>91943</text:p>
          </table:table-cell>
        </table:table-row>
        <table:table-row table:style-name="ro1">
          <table:table-cell office:value-type="float" office:value="113375" calcext:value-type="float">
            <text:p>113375</text:p>
          </table:table-cell>
        </table:table-row>
        <table:table-row table:style-name="ro1">
          <table:table-cell office:value-type="float" office:value="92158" calcext:value-type="float">
            <text:p>92158</text:p>
          </table:table-cell>
        </table:table-row>
        <table:table-row table:style-name="ro1">
          <table:table-cell office:value-type="float" office:value="95347" calcext:value-type="float">
            <text:p>95347</text:p>
          </table:table-cell>
        </table:table-row>
        <table:table-row table:style-name="ro1">
          <table:table-cell office:value-type="float" office:value="94227" calcext:value-type="float">
            <text:p>94227</text:p>
          </table:table-cell>
        </table:table-row>
        <table:table-row table:style-name="ro1">
          <table:table-cell office:value-type="float" office:value="87963" calcext:value-type="float">
            <text:p>87963</text:p>
          </table:table-cell>
        </table:table-row>
        <table:table-row table:style-name="ro1">
          <table:table-cell office:value-type="float" office:value="91146" calcext:value-type="float">
            <text:p>91146</text:p>
          </table:table-cell>
        </table:table-row>
        <table:table-row table:style-name="ro1">
          <table:table-cell office:value-type="float" office:value="92673" calcext:value-type="float">
            <text:p>92673</text:p>
          </table:table-cell>
        </table:table-row>
        <table:table-row table:style-name="ro1">
          <table:table-cell office:value-type="float" office:value="88683" calcext:value-type="float">
            <text:p>88683</text:p>
          </table:table-cell>
        </table:table-row>
        <table:table-row table:style-name="ro1">
          <table:table-cell office:value-type="float" office:value="87770" calcext:value-type="float">
            <text:p>87770</text:p>
          </table:table-cell>
        </table:table-row>
        <table:table-row table:style-name="ro1">
          <table:table-cell office:value-type="float" office:value="94443" calcext:value-type="float">
            <text:p>94443</text:p>
          </table:table-cell>
        </table:table-row>
        <table:table-row table:style-name="ro1">
          <table:table-cell office:value-type="float" office:value="90698" calcext:value-type="float">
            <text:p>90698</text:p>
          </table:table-cell>
        </table:table-row>
        <table:table-row table:style-name="ro1">
          <table:table-cell office:value-type="float" office:value="93570" calcext:value-type="float">
            <text:p>93570</text:p>
          </table:table-cell>
        </table:table-row>
        <table:table-row table:style-name="ro1">
          <table:table-cell office:value-type="float" office:value="89175" calcext:value-type="float">
            <text:p>89175</text:p>
          </table:table-cell>
        </table:table-row>
        <table:table-row table:style-name="ro1">
          <table:table-cell office:value-type="float" office:value="87814" calcext:value-type="float">
            <text:p>87814</text:p>
          </table:table-cell>
        </table:table-row>
        <table:table-row table:style-name="ro1">
          <table:table-cell office:value-type="float" office:value="88156" calcext:value-type="float">
            <text:p>88156</text:p>
          </table:table-cell>
        </table:table-row>
        <table:table-row table:style-name="ro1">
          <table:table-cell office:value-type="float" office:value="93076" calcext:value-type="float">
            <text:p>93076</text:p>
          </table:table-cell>
        </table:table-row>
        <table:table-row table:style-name="ro1">
          <table:table-cell office:value-type="float" office:value="95756" calcext:value-type="float">
            <text:p>95756</text:p>
          </table:table-cell>
        </table:table-row>
        <table:table-row table:style-name="ro1">
          <table:table-cell office:value-type="float" office:value="87678" calcext:value-type="float">
            <text:p>87678</text:p>
          </table:table-cell>
        </table:table-row>
        <table:table-row table:style-name="ro1">
          <table:table-cell office:value-type="float" office:value="109750" calcext:value-type="float">
            <text:p>109750</text:p>
          </table:table-cell>
        </table:table-row>
        <table:table-row table:style-name="ro1">
          <table:table-cell office:value-type="float" office:value="96759" calcext:value-type="float">
            <text:p>96759</text:p>
          </table:table-cell>
        </table:table-row>
        <table:table-row table:style-name="ro1">
          <table:table-cell office:value-type="float" office:value="88482" calcext:value-type="float">
            <text:p>88482</text:p>
          </table:table-cell>
        </table:table-row>
        <table:table-row table:style-name="ro1">
          <table:table-cell office:value-type="float" office:value="91853" calcext:value-type="float">
            <text:p>91853</text:p>
          </table:table-cell>
        </table:table-row>
        <table:table-row table:style-name="ro1">
          <table:table-cell office:value-type="float" office:value="90170" calcext:value-type="float">
            <text:p>90170</text:p>
          </table:table-cell>
        </table:table-row>
        <table:table-row table:style-name="ro1">
          <table:table-cell office:value-type="float" office:value="92924" calcext:value-type="float">
            <text:p>92924</text:p>
          </table:table-cell>
        </table:table-row>
        <table:table-row table:style-name="ro1">
          <table:table-cell office:value-type="float" office:value="91025" calcext:value-type="float">
            <text:p>91025</text:p>
          </table:table-cell>
        </table:table-row>
        <table:table-row table:style-name="ro1">
          <table:table-cell office:value-type="float" office:value="91715" calcext:value-type="float">
            <text:p>91715</text:p>
          </table:table-cell>
        </table:table-row>
        <table:table-row table:style-name="ro1">
          <table:table-cell office:value-type="float" office:value="89982" calcext:value-type="float">
            <text:p>89982</text:p>
          </table:table-cell>
        </table:table-row>
        <table:table-row table:style-name="ro1">
          <table:table-cell office:value-type="float" office:value="100208" calcext:value-type="float">
            <text:p>100208</text:p>
          </table:table-cell>
        </table:table-row>
        <table:table-row table:style-name="ro1">
          <table:table-cell office:value-type="float" office:value="89857" calcext:value-type="float">
            <text:p>89857</text:p>
          </table:table-cell>
        </table:table-row>
        <table:table-row table:style-name="ro1">
          <table:table-cell office:value-type="float" office:value="101853" calcext:value-type="float">
            <text:p>101853</text:p>
          </table:table-cell>
        </table:table-row>
        <table:table-row table:style-name="ro1">
          <table:table-cell office:value-type="float" office:value="90730" calcext:value-type="float">
            <text:p>90730</text:p>
          </table:table-cell>
        </table:table-row>
        <table:table-row table:style-name="ro1">
          <table:table-cell office:value-type="float" office:value="102281" calcext:value-type="float">
            <text:p>102281</text:p>
          </table:table-cell>
        </table:table-row>
        <table:table-row table:style-name="ro1">
          <table:table-cell office:value-type="float" office:value="86530" calcext:value-type="float">
            <text:p>86530</text:p>
          </table:table-cell>
        </table:table-row>
        <table:table-row table:style-name="ro1">
          <table:table-cell office:value-type="float" office:value="87133" calcext:value-type="float">
            <text:p>87133</text:p>
          </table:table-cell>
        </table:table-row>
        <table:table-row table:style-name="ro1">
          <table:table-cell office:value-type="float" office:value="87880" calcext:value-type="float">
            <text:p>87880</text:p>
          </table:table-cell>
        </table:table-row>
        <table:table-row table:style-name="ro1">
          <table:table-cell office:value-type="float" office:value="88773" calcext:value-type="float">
            <text:p>88773</text:p>
          </table:table-cell>
        </table:table-row>
        <table:table-row table:style-name="ro1">
          <table:table-cell office:value-type="float" office:value="102917" calcext:value-type="float">
            <text:p>102917</text:p>
          </table:table-cell>
        </table:table-row>
        <table:table-row table:style-name="ro1">
          <table:table-cell office:value-type="float" office:value="88152" calcext:value-type="float">
            <text:p>88152</text:p>
          </table:table-cell>
        </table:table-row>
        <table:table-row table:style-name="ro1">
          <table:table-cell office:value-type="float" office:value="87570" calcext:value-type="float">
            <text:p>87570</text:p>
          </table:table-cell>
        </table:table-row>
        <table:table-row table:style-name="ro1">
          <table:table-cell office:value-type="float" office:value="87297" calcext:value-type="float">
            <text:p>87297</text:p>
          </table:table-cell>
        </table:table-row>
        <table:table-row table:style-name="ro1">
          <table:table-cell office:value-type="float" office:value="89806" calcext:value-type="float">
            <text:p>89806</text:p>
          </table:table-cell>
        </table:table-row>
        <table:table-row table:style-name="ro1">
          <table:table-cell office:value-type="float" office:value="85848" calcext:value-type="float">
            <text:p>85848</text:p>
          </table:table-cell>
        </table:table-row>
        <table:table-row table:style-name="ro1">
          <table:table-cell office:value-type="float" office:value="111288" calcext:value-type="float">
            <text:p>111288</text:p>
          </table:table-cell>
        </table:table-row>
        <table:table-row table:style-name="ro1">
          <table:table-cell office:value-type="float" office:value="88497" calcext:value-type="float">
            <text:p>88497</text:p>
          </table:table-cell>
        </table:table-row>
        <table:table-row table:style-name="ro1">
          <table:table-cell office:value-type="float" office:value="87880" calcext:value-type="float">
            <text:p>87880</text:p>
          </table:table-cell>
        </table:table-row>
        <table:table-row table:style-name="ro1">
          <table:table-cell office:value-type="float" office:value="87046" calcext:value-type="float">
            <text:p>87046</text:p>
          </table:table-cell>
        </table:table-row>
        <table:table-row table:style-name="ro1">
          <table:table-cell office:value-type="float" office:value="89786" calcext:value-type="float">
            <text:p>89786</text:p>
          </table:table-cell>
        </table:table-row>
        <table:table-row table:style-name="ro1">
          <table:table-cell office:value-type="float" office:value="91496" calcext:value-type="float">
            <text:p>91496</text:p>
          </table:table-cell>
        </table:table-row>
        <table:table-row table:style-name="ro1">
          <table:table-cell office:value-type="float" office:value="99124" calcext:value-type="float">
            <text:p>99124</text:p>
          </table:table-cell>
        </table:table-row>
        <table:table-row table:style-name="ro1">
          <table:table-cell office:value-type="float" office:value="96728" calcext:value-type="float">
            <text:p>96728</text:p>
          </table:table-cell>
        </table:table-row>
        <table:table-row table:style-name="ro1">
          <table:table-cell office:value-type="float" office:value="89393" calcext:value-type="float">
            <text:p>89393</text:p>
          </table:table-cell>
        </table:table-row>
        <table:table-row table:style-name="ro1">
          <table:table-cell office:value-type="float" office:value="86175" calcext:value-type="float">
            <text:p>86175</text:p>
          </table:table-cell>
        </table:table-row>
        <table:table-row table:style-name="ro1">
          <table:table-cell office:value-type="float" office:value="89966" calcext:value-type="float">
            <text:p>89966</text:p>
          </table:table-cell>
        </table:table-row>
        <table:table-row table:style-name="ro1">
          <table:table-cell office:value-type="float" office:value="92585" calcext:value-type="float">
            <text:p>92585</text:p>
          </table:table-cell>
        </table:table-row>
        <table:table-row table:style-name="ro1">
          <table:table-cell office:value-type="float" office:value="91201" calcext:value-type="float">
            <text:p>91201</text:p>
          </table:table-cell>
        </table:table-row>
        <table:table-row table:style-name="ro1">
          <table:table-cell office:value-type="float" office:value="89603" calcext:value-type="float">
            <text:p>89603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</table:table-row>
        <table:table-row table:style-name="ro1">
          <table:table-cell office:value-type="float" office:value="90758" calcext:value-type="float">
            <text:p>90758</text:p>
          </table:table-cell>
        </table:table-row>
        <table:table-row table:style-name="ro1">
          <table:table-cell office:value-type="float" office:value="90337" calcext:value-type="float">
            <text:p>90337</text:p>
          </table:table-cell>
        </table:table-row>
        <table:table-row table:style-name="ro1">
          <table:table-cell office:value-type="float" office:value="99592" calcext:value-type="float">
            <text:p>99592</text:p>
          </table:table-cell>
        </table:table-row>
        <table:table-row table:style-name="ro1">
          <table:table-cell office:value-type="float" office:value="92845" calcext:value-type="float">
            <text:p>92845</text:p>
          </table:table-cell>
        </table:table-row>
        <table:table-row table:style-name="ro1">
          <table:table-cell office:value-type="float" office:value="101256" calcext:value-type="float">
            <text:p>101256</text:p>
          </table:table-cell>
        </table:table-row>
        <table:table-row table:style-name="ro1">
          <table:table-cell office:value-type="float" office:value="93035" calcext:value-type="float">
            <text:p>93035</text:p>
          </table:table-cell>
        </table:table-row>
        <table:table-row table:style-name="ro1">
          <table:table-cell office:value-type="float" office:value="89809" calcext:value-type="float">
            <text:p>89809</text:p>
          </table:table-cell>
        </table:table-row>
        <table:table-row table:style-name="ro1">
          <table:table-cell office:value-type="float" office:value="89077" calcext:value-type="float">
            <text:p>89077</text:p>
          </table:table-cell>
        </table:table-row>
        <table:table-row table:style-name="ro1">
          <table:table-cell office:value-type="float" office:value="88468" calcext:value-type="float">
            <text:p>88468</text:p>
          </table:table-cell>
        </table:table-row>
        <table:table-row table:style-name="ro1">
          <table:table-cell office:value-type="float" office:value="93022" calcext:value-type="float">
            <text:p>93022</text:p>
          </table:table-cell>
        </table:table-row>
        <table:table-row table:style-name="ro1">
          <table:table-cell office:value-type="float" office:value="86874" calcext:value-type="float">
            <text:p>86874</text:p>
          </table:table-cell>
        </table:table-row>
        <table:table-row table:style-name="ro1">
          <table:table-cell office:value-type="float" office:value="86306" calcext:value-type="float">
            <text:p>86306</text:p>
          </table:table-cell>
        </table:table-row>
        <table:table-row table:style-name="ro1">
          <table:table-cell office:value-type="float" office:value="105838" calcext:value-type="float">
            <text:p>105838</text:p>
          </table:table-cell>
        </table:table-row>
        <table:table-row table:style-name="ro1">
          <table:table-cell office:value-type="float" office:value="91324" calcext:value-type="float">
            <text:p>91324</text:p>
          </table:table-cell>
        </table:table-row>
        <table:table-row table:style-name="ro1">
          <table:table-cell office:value-type="float" office:value="93874" calcext:value-type="float">
            <text:p>93874</text:p>
          </table:table-cell>
        </table:table-row>
        <table:table-row table:style-name="ro1">
          <table:table-cell office:value-type="float" office:value="85284" calcext:value-type="float">
            <text:p>85284</text:p>
          </table:table-cell>
        </table:table-row>
        <table:table-row table:style-name="ro1">
          <table:table-cell office:value-type="float" office:value="93176" calcext:value-type="float">
            <text:p>93176</text:p>
          </table:table-cell>
        </table:table-row>
        <table:table-row table:style-name="ro1">
          <table:table-cell office:value-type="float" office:value="91978" calcext:value-type="float">
            <text:p>91978</text:p>
          </table:table-cell>
        </table:table-row>
        <table:table-row table:style-name="ro1">
          <table:table-cell office:value-type="float" office:value="96885" calcext:value-type="float">
            <text:p>96885</text:p>
          </table:table-cell>
        </table:table-row>
        <table:table-row table:style-name="ro1">
          <table:table-cell office:value-type="float" office:value="91082" calcext:value-type="float">
            <text:p>91082</text:p>
          </table:table-cell>
        </table:table-row>
        <table:table-row table:style-name="ro1">
          <table:table-cell office:value-type="float" office:value="86571" calcext:value-type="float">
            <text:p>86571</text:p>
          </table:table-cell>
        </table:table-row>
        <table:table-row table:style-name="ro1">
          <table:table-cell office:value-type="float" office:value="86580" calcext:value-type="float">
            <text:p>86580</text:p>
          </table:table-cell>
        </table:table-row>
        <table:table-row table:style-name="ro1">
          <table:table-cell office:value-type="float" office:value="88662" calcext:value-type="float">
            <text:p>88662</text:p>
          </table:table-cell>
        </table:table-row>
        <table:table-row table:style-name="ro1">
          <table:table-cell office:value-type="float" office:value="91540" calcext:value-type="float">
            <text:p>91540</text:p>
          </table:table-cell>
        </table:table-row>
        <table:table-row table:style-name="ro1">
          <table:table-cell office:value-type="float" office:value="93379" calcext:value-type="float">
            <text:p>93379</text:p>
          </table:table-cell>
        </table:table-row>
        <table:table-row table:style-name="ro1">
          <table:table-cell office:value-type="float" office:value="99111" calcext:value-type="float">
            <text:p>99111</text:p>
          </table:table-cell>
        </table:table-row>
        <table:table-row table:style-name="ro1">
          <table:table-cell office:value-type="float" office:value="93771" calcext:value-type="float">
            <text:p>93771</text:p>
          </table:table-cell>
        </table:table-row>
        <table:table-row table:style-name="ro1">
          <table:table-cell office:value-type="float" office:value="102447" calcext:value-type="float">
            <text:p>102447</text:p>
          </table:table-cell>
        </table:table-row>
        <table:table-row table:style-name="ro1">
          <table:table-cell office:value-type="float" office:value="87985" calcext:value-type="float">
            <text:p>87985</text:p>
          </table:table-cell>
        </table:table-row>
        <table:table-row table:style-name="ro1">
          <table:table-cell office:value-type="float" office:value="88815" calcext:value-type="float">
            <text:p>88815</text:p>
          </table:table-cell>
        </table:table-row>
        <table:table-row table:style-name="ro1">
          <table:table-cell office:value-type="float" office:value="91648" calcext:value-type="float">
            <text:p>91648</text:p>
          </table:table-cell>
        </table:table-row>
        <table:table-row table:style-name="ro1">
          <table:table-cell office:value-type="float" office:value="86288" calcext:value-type="float">
            <text:p>86288</text:p>
          </table:table-cell>
        </table:table-row>
        <table:table-row table:style-name="ro1">
          <table:table-cell office:value-type="float" office:value="86412" calcext:value-type="float">
            <text:p>86412</text:p>
          </table:table-cell>
        </table:table-row>
        <table:table-row table:style-name="ro1">
          <table:table-cell office:value-type="float" office:value="86262" calcext:value-type="float">
            <text:p>86262</text:p>
          </table:table-cell>
        </table:table-row>
        <table:table-row table:style-name="ro1">
          <table:table-cell office:value-type="float" office:value="95958" calcext:value-type="float">
            <text:p>95958</text:p>
          </table:table-cell>
        </table:table-row>
        <table:table-row table:style-name="ro1">
          <table:table-cell office:value-type="float" office:value="89847" calcext:value-type="float">
            <text:p>89847</text:p>
          </table:table-cell>
        </table:table-row>
        <table:table-row table:style-name="ro1">
          <table:table-cell office:value-type="float" office:value="87073" calcext:value-type="float">
            <text:p>87073</text:p>
          </table:table-cell>
        </table:table-row>
        <table:table-row table:style-name="ro1">
          <table:table-cell office:value-type="float" office:value="87200" calcext:value-type="float">
            <text:p>87200</text:p>
          </table:table-cell>
        </table:table-row>
        <table:table-row table:style-name="ro1">
          <table:table-cell office:value-type="float" office:value="91044" calcext:value-type="float">
            <text:p>91044</text:p>
          </table:table-cell>
        </table:table-row>
        <table:table-row table:style-name="ro1">
          <table:table-cell office:value-type="float" office:value="102821" calcext:value-type="float">
            <text:p>102821</text:p>
          </table:table-cell>
        </table:table-row>
        <table:table-row table:style-name="ro1">
          <table:table-cell office:value-type="float" office:value="92926" calcext:value-type="float">
            <text:p>92926</text:p>
          </table:table-cell>
        </table:table-row>
        <table:table-row table:style-name="ro1">
          <table:table-cell office:value-type="float" office:value="91748" calcext:value-type="float">
            <text:p>91748</text:p>
          </table:table-cell>
        </table:table-row>
        <table:table-row table:style-name="ro1">
          <table:table-cell office:value-type="float" office:value="91761" calcext:value-type="float">
            <text:p>91761</text:p>
          </table:table-cell>
        </table:table-row>
        <table:table-row table:style-name="ro1">
          <table:table-cell office:value-type="float" office:value="89958" calcext:value-type="float">
            <text:p>89958</text:p>
          </table:table-cell>
        </table:table-row>
        <table:table-row table:style-name="ro1">
          <table:table-cell office:value-type="float" office:value="85947" calcext:value-type="float">
            <text:p>85947</text:p>
          </table:table-cell>
        </table:table-row>
        <table:table-row table:style-name="ro1">
          <table:table-cell office:value-type="float" office:value="89249" calcext:value-type="float">
            <text:p>89249</text:p>
          </table:table-cell>
        </table:table-row>
        <table:table-row table:style-name="ro1">
          <table:table-cell office:value-type="float" office:value="86333" calcext:value-type="float">
            <text:p>86333</text:p>
          </table:table-cell>
        </table:table-row>
        <table:table-row table:style-name="ro1">
          <table:table-cell office:value-type="float" office:value="92444" calcext:value-type="float">
            <text:p>92444</text:p>
          </table:table-cell>
        </table:table-row>
        <table:table-row table:style-name="ro1">
          <table:table-cell office:value-type="float" office:value="101834" calcext:value-type="float">
            <text:p>101834</text:p>
          </table:table-cell>
        </table:table-row>
        <table:table-row table:style-name="ro1">
          <table:table-cell office:value-type="float" office:value="92974" calcext:value-type="float">
            <text:p>92974</text:p>
          </table:table-cell>
        </table:table-row>
        <table:table-row table:style-name="ro1">
          <table:table-cell office:value-type="float" office:value="88426" calcext:value-type="float">
            <text:p>88426</text:p>
          </table:table-cell>
        </table:table-row>
        <table:table-row table:style-name="ro1">
          <table:table-cell office:value-type="float" office:value="88220" calcext:value-type="float">
            <text:p>88220</text:p>
          </table:table-cell>
        </table:table-row>
        <table:table-row table:style-name="ro1">
          <table:table-cell office:value-type="float" office:value="89691" calcext:value-type="float">
            <text:p>89691</text:p>
          </table:table-cell>
        </table:table-row>
        <table:table-row table:style-name="ro1">
          <table:table-cell office:value-type="float" office:value="90727" calcext:value-type="float">
            <text:p>90727</text:p>
          </table:table-cell>
        </table:table-row>
        <table:table-row table:style-name="ro1">
          <table:table-cell office:value-type="float" office:value="90931" calcext:value-type="float">
            <text:p>90931</text:p>
          </table:table-cell>
        </table:table-row>
        <table:table-row table:style-name="ro1">
          <table:table-cell office:value-type="float" office:value="90087" calcext:value-type="float">
            <text:p>90087</text:p>
          </table:table-cell>
        </table:table-row>
        <table:table-row table:style-name="ro1">
          <table:table-cell office:value-type="float" office:value="87497" calcext:value-type="float">
            <text:p>87497</text:p>
          </table:table-cell>
        </table:table-row>
        <table:table-row table:style-name="ro1">
          <table:table-cell office:value-type="float" office:value="88930" calcext:value-type="float">
            <text:p>88930</text:p>
          </table:table-cell>
        </table:table-row>
        <table:table-row table:style-name="ro1">
          <table:table-cell office:value-type="float" office:value="88624" calcext:value-type="float">
            <text:p>88624</text:p>
          </table:table-cell>
        </table:table-row>
        <table:table-row table:style-name="ro1">
          <table:table-cell office:value-type="float" office:value="88807" calcext:value-type="float">
            <text:p>88807</text:p>
          </table:table-cell>
        </table:table-row>
        <table:table-row table:style-name="ro1">
          <table:table-cell office:value-type="float" office:value="88481" calcext:value-type="float">
            <text:p>88481</text:p>
          </table:table-cell>
        </table:table-row>
        <table:table-row table:style-name="ro1">
          <table:table-cell office:value-type="float" office:value="88494" calcext:value-type="float">
            <text:p>88494</text:p>
          </table:table-cell>
        </table:table-row>
        <table:table-row table:style-name="ro1">
          <table:table-cell office:value-type="float" office:value="93217" calcext:value-type="float">
            <text:p>93217</text:p>
          </table:table-cell>
        </table:table-row>
        <table:table-row table:style-name="ro1">
          <table:table-cell office:value-type="float" office:value="96048" calcext:value-type="float">
            <text:p>96048</text:p>
          </table:table-cell>
        </table:table-row>
        <table:table-row table:style-name="ro1">
          <table:table-cell office:value-type="float" office:value="91025" calcext:value-type="float">
            <text:p>91025</text:p>
          </table:table-cell>
        </table:table-row>
        <table:table-row table:style-name="ro1">
          <table:table-cell office:value-type="float" office:value="99452" calcext:value-type="float">
            <text:p>99452</text:p>
          </table:table-cell>
        </table:table-row>
        <table:table-row table:style-name="ro1">
          <table:table-cell office:value-type="float" office:value="93685" calcext:value-type="float">
            <text:p>93685</text:p>
          </table:table-cell>
        </table:table-row>
        <table:table-row table:style-name="ro1">
          <table:table-cell office:value-type="float" office:value="89843" calcext:value-type="float">
            <text:p>89843</text:p>
          </table:table-cell>
        </table:table-row>
        <table:table-row table:style-name="ro1">
          <table:table-cell office:value-type="float" office:value="91263" calcext:value-type="float">
            <text:p>91263</text:p>
          </table:table-cell>
        </table:table-row>
        <table:table-row table:style-name="ro1">
          <table:table-cell office:value-type="float" office:value="88584" calcext:value-type="float">
            <text:p>88584</text:p>
          </table:table-cell>
        </table:table-row>
        <table:table-row table:style-name="ro1">
          <table:table-cell office:value-type="float" office:value="122283" calcext:value-type="float">
            <text:p>122283</text:p>
          </table:table-cell>
        </table:table-row>
        <table:table-row table:style-name="ro1">
          <table:table-cell office:value-type="float" office:value="95605" calcext:value-type="float">
            <text:p>95605</text:p>
          </table:table-cell>
        </table:table-row>
        <table:table-row table:style-name="ro1">
          <table:table-cell office:value-type="float" office:value="101607" calcext:value-type="float">
            <text:p>101607</text:p>
          </table:table-cell>
        </table:table-row>
        <table:table-row table:style-name="ro1">
          <table:table-cell office:value-type="float" office:value="87151" calcext:value-type="float">
            <text:p>87151</text:p>
          </table:table-cell>
        </table:table-row>
        <table:table-row table:style-name="ro1">
          <table:table-cell office:value-type="float" office:value="90908" calcext:value-type="float">
            <text:p>90908</text:p>
          </table:table-cell>
        </table:table-row>
        <table:table-row table:style-name="ro1">
          <table:table-cell office:value-type="float" office:value="89201" calcext:value-type="float">
            <text:p>89201</text:p>
          </table:table-cell>
        </table:table-row>
        <table:table-row table:style-name="ro1">
          <table:table-cell office:value-type="float" office:value="91460" calcext:value-type="float">
            <text:p>91460</text:p>
          </table:table-cell>
        </table:table-row>
        <table:table-row table:style-name="ro1">
          <table:table-cell office:value-type="float" office:value="91767" calcext:value-type="float">
            <text:p>91767</text:p>
          </table:table-cell>
        </table:table-row>
        <table:table-row table:style-name="ro1">
          <table:table-cell office:value-type="float" office:value="86736" calcext:value-type="float">
            <text:p>86736</text:p>
          </table:table-cell>
        </table:table-row>
        <table:table-row table:style-name="ro1">
          <table:table-cell office:value-type="float" office:value="86801" calcext:value-type="float">
            <text:p>86801</text:p>
          </table:table-cell>
        </table:table-row>
        <table:table-row table:style-name="ro1">
          <table:table-cell office:value-type="float" office:value="91224" calcext:value-type="float">
            <text:p>91224</text:p>
          </table:table-cell>
        </table:table-row>
        <table:table-row table:style-name="ro1">
          <table:table-cell office:value-type="float" office:value="90293" calcext:value-type="float">
            <text:p>90293</text:p>
          </table:table-cell>
        </table:table-row>
        <table:table-row table:style-name="ro1">
          <table:table-cell office:value-type="float" office:value="99782" calcext:value-type="float">
            <text:p>99782</text:p>
          </table:table-cell>
        </table:table-row>
        <table:table-row table:style-name="ro1">
          <table:table-cell office:value-type="float" office:value="89967" calcext:value-type="float">
            <text:p>89967</text:p>
          </table:table-cell>
        </table:table-row>
        <table:table-row table:style-name="ro1">
          <table:table-cell office:value-type="float" office:value="93408" calcext:value-type="float">
            <text:p>93408</text:p>
          </table:table-cell>
        </table:table-row>
        <table:table-row table:style-name="ro1">
          <table:table-cell office:value-type="float" office:value="98121" calcext:value-type="float">
            <text:p>98121</text:p>
          </table:table-cell>
        </table:table-row>
        <table:table-row table:style-name="ro1">
          <table:table-cell office:value-type="float" office:value="98223" calcext:value-type="float">
            <text:p>98223</text:p>
          </table:table-cell>
        </table:table-row>
        <table:table-row table:style-name="ro1">
          <table:table-cell office:value-type="float" office:value="88933" calcext:value-type="float">
            <text:p>88933</text:p>
          </table:table-cell>
        </table:table-row>
        <table:table-row table:style-name="ro1">
          <table:table-cell office:value-type="float" office:value="87579" calcext:value-type="float">
            <text:p>87579</text:p>
          </table:table-cell>
        </table:table-row>
        <table:table-row table:style-name="ro1">
          <table:table-cell office:value-type="float" office:value="112034" calcext:value-type="float">
            <text:p>112034</text:p>
          </table:table-cell>
        </table:table-row>
        <table:table-row table:style-name="ro1">
          <table:table-cell office:value-type="float" office:value="88950" calcext:value-type="float">
            <text:p>88950</text:p>
          </table:table-cell>
        </table:table-row>
        <table:table-row table:style-name="ro1">
          <table:table-cell office:value-type="float" office:value="89694" calcext:value-type="float">
            <text:p>89694</text:p>
          </table:table-cell>
        </table:table-row>
        <table:table-row table:style-name="ro1">
          <table:table-cell office:value-type="float" office:value="99936" calcext:value-type="float">
            <text:p>99936</text:p>
          </table:table-cell>
        </table:table-row>
        <table:table-row table:style-name="ro1">
          <table:table-cell office:value-type="float" office:value="93745" calcext:value-type="float">
            <text:p>93745</text:p>
          </table:table-cell>
        </table:table-row>
        <table:table-row table:style-name="ro1">
          <table:table-cell office:value-type="float" office:value="95185" calcext:value-type="float">
            <text:p>95185</text:p>
          </table:table-cell>
        </table:table-row>
        <table:table-row table:style-name="ro1">
          <table:table-cell office:value-type="float" office:value="89570" calcext:value-type="float">
            <text:p>89570</text:p>
          </table:table-cell>
        </table:table-row>
        <table:table-row table:style-name="ro1">
          <table:table-cell office:value-type="float" office:value="91267" calcext:value-type="float">
            <text:p>91267</text:p>
          </table:table-cell>
        </table:table-row>
        <table:table-row table:style-name="ro1">
          <table:table-cell office:value-type="float" office:value="89649" calcext:value-type="float">
            <text:p>89649</text:p>
          </table:table-cell>
        </table:table-row>
        <table:table-row table:style-name="ro1">
          <table:table-cell office:value-type="float" office:value="100973" calcext:value-type="float">
            <text:p>100973</text:p>
          </table:table-cell>
        </table:table-row>
        <table:table-row table:style-name="ro1">
          <table:table-cell office:value-type="float" office:value="99492" calcext:value-type="float">
            <text:p>99492</text:p>
          </table:table-cell>
        </table:table-row>
        <table:table-row table:style-name="ro1">
          <table:table-cell office:value-type="float" office:value="95886" calcext:value-type="float">
            <text:p>95886</text:p>
          </table:table-cell>
        </table:table-row>
        <table:table-row table:style-name="ro1">
          <table:table-cell office:value-type="float" office:value="92715" calcext:value-type="float">
            <text:p>92715</text:p>
          </table:table-cell>
        </table:table-row>
        <table:table-row table:style-name="ro1">
          <table:table-cell office:value-type="float" office:value="87934" calcext:value-type="float">
            <text:p>87934</text:p>
          </table:table-cell>
        </table:table-row>
        <table:table-row table:style-name="ro1">
          <table:table-cell office:value-type="float" office:value="90332" calcext:value-type="float">
            <text:p>90332</text:p>
          </table:table-cell>
        </table:table-row>
        <table:table-row table:style-name="ro1">
          <table:table-cell office:value-type="float" office:value="88268" calcext:value-type="float">
            <text:p>88268</text:p>
          </table:table-cell>
        </table:table-row>
        <table:table-row table:style-name="ro1">
          <table:table-cell office:value-type="float" office:value="87030" calcext:value-type="float">
            <text:p>87030</text:p>
          </table:table-cell>
        </table:table-row>
        <table:table-row table:style-name="ro1">
          <table:table-cell office:value-type="float" office:value="87668" calcext:value-type="float">
            <text:p>87668</text:p>
          </table:table-cell>
        </table:table-row>
        <table:table-row table:style-name="ro1">
          <table:table-cell office:value-type="float" office:value="92053" calcext:value-type="float">
            <text:p>92053</text:p>
          </table:table-cell>
        </table:table-row>
        <table:table-row table:style-name="ro1">
          <table:table-cell office:value-type="float" office:value="89619" calcext:value-type="float">
            <text:p>89619</text:p>
          </table:table-cell>
        </table:table-row>
        <table:table-row table:style-name="ro1">
          <table:table-cell office:value-type="float" office:value="87214" calcext:value-type="float">
            <text:p>87214</text:p>
          </table:table-cell>
        </table:table-row>
        <table:table-row table:style-name="ro1">
          <table:table-cell office:value-type="float" office:value="86812" calcext:value-type="float">
            <text:p>86812</text:p>
          </table:table-cell>
        </table:table-row>
        <table:table-row table:style-name="ro1">
          <table:table-cell office:value-type="float" office:value="86739" calcext:value-type="float">
            <text:p>86739</text:p>
          </table:table-cell>
        </table:table-row>
        <table:table-row table:style-name="ro1">
          <table:table-cell office:value-type="float" office:value="92231" calcext:value-type="float">
            <text:p>92231</text:p>
          </table:table-cell>
        </table:table-row>
        <table:table-row table:style-name="ro1">
          <table:table-cell office:value-type="float" office:value="88145" calcext:value-type="float">
            <text:p>88145</text:p>
          </table:table-cell>
        </table:table-row>
        <table:table-row table:style-name="ro1">
          <table:table-cell office:value-type="float" office:value="85861" calcext:value-type="float">
            <text:p>85861</text:p>
          </table:table-cell>
        </table:table-row>
        <table:table-row table:style-name="ro1">
          <table:table-cell office:value-type="float" office:value="94797" calcext:value-type="float">
            <text:p>94797</text:p>
          </table:table-cell>
        </table:table-row>
        <table:table-row table:style-name="ro1">
          <table:table-cell office:value-type="float" office:value="94325" calcext:value-type="float">
            <text:p>94325</text:p>
          </table:table-cell>
        </table:table-row>
        <table:table-row table:style-name="ro1">
          <table:table-cell office:value-type="float" office:value="96847" calcext:value-type="float">
            <text:p>96847</text:p>
          </table:table-cell>
        </table:table-row>
        <table:table-row table:style-name="ro1">
          <table:table-cell office:value-type="float" office:value="87804" calcext:value-type="float">
            <text:p>87804</text:p>
          </table:table-cell>
        </table:table-row>
        <table:table-row table:style-name="ro1">
          <table:table-cell office:value-type="float" office:value="94511" calcext:value-type="float">
            <text:p>94511</text:p>
          </table:table-cell>
        </table:table-row>
        <table:table-row table:style-name="ro1">
          <table:table-cell office:value-type="float" office:value="88271" calcext:value-type="float">
            <text:p>88271</text:p>
          </table:table-cell>
        </table:table-row>
        <table:table-row table:style-name="ro1">
          <table:table-cell office:value-type="float" office:value="88353" calcext:value-type="float">
            <text:p>88353</text:p>
          </table:table-cell>
        </table:table-row>
        <table:table-row table:style-name="ro1">
          <table:table-cell office:value-type="float" office:value="91853" calcext:value-type="float">
            <text:p>91853</text:p>
          </table:table-cell>
        </table:table-row>
        <table:table-row table:style-name="ro1">
          <table:table-cell office:value-type="float" office:value="96630" calcext:value-type="float">
            <text:p>96630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float" office:value="88265" calcext:value-type="float">
            <text:p>88265</text:p>
          </table:table-cell>
        </table:table-row>
        <table:table-row table:style-name="ro1">
          <table:table-cell office:value-type="float" office:value="88385" calcext:value-type="float">
            <text:p>88385</text:p>
          </table:table-cell>
        </table:table-row>
        <table:table-row table:style-name="ro1">
          <table:table-cell office:value-type="float" office:value="101677" calcext:value-type="float">
            <text:p>101677</text:p>
          </table:table-cell>
        </table:table-row>
        <table:table-row table:style-name="ro1">
          <table:table-cell office:value-type="float" office:value="90590" calcext:value-type="float">
            <text:p>90590</text:p>
          </table:table-cell>
        </table:table-row>
        <table:table-row table:style-name="ro1">
          <table:table-cell office:value-type="float" office:value="89321" calcext:value-type="float">
            <text:p>89321</text:p>
          </table:table-cell>
        </table:table-row>
        <table:table-row table:style-name="ro1">
          <table:table-cell office:value-type="float" office:value="87238" calcext:value-type="float">
            <text:p>87238</text:p>
          </table:table-cell>
        </table:table-row>
        <table:table-row table:style-name="ro1">
          <table:table-cell office:value-type="float" office:value="90868" calcext:value-type="float">
            <text:p>90868</text:p>
          </table:table-cell>
        </table:table-row>
        <table:table-row table:style-name="ro1">
          <table:table-cell office:value-type="float" office:value="92826" calcext:value-type="float">
            <text:p>92826</text:p>
          </table:table-cell>
        </table:table-row>
        <table:table-row table:style-name="ro1">
          <table:table-cell office:value-type="float" office:value="93902" calcext:value-type="float">
            <text:p>93902</text:p>
          </table:table-cell>
        </table:table-row>
        <table:table-row table:style-name="ro1">
          <table:table-cell office:value-type="float" office:value="89924" calcext:value-type="float">
            <text:p>89924</text:p>
          </table:table-cell>
        </table:table-row>
        <table:table-row table:style-name="ro1">
          <table:table-cell office:value-type="float" office:value="91968" calcext:value-type="float">
            <text:p>91968</text:p>
          </table:table-cell>
        </table:table-row>
        <table:table-row table:style-name="ro1">
          <table:table-cell office:value-type="float" office:value="87890" calcext:value-type="float">
            <text:p>87890</text:p>
          </table:table-cell>
        </table:table-row>
        <table:table-row table:style-name="ro1">
          <table:table-cell office:value-type="float" office:value="92657" calcext:value-type="float">
            <text:p>92657</text:p>
          </table:table-cell>
        </table:table-row>
        <table:table-row table:style-name="ro1">
          <table:table-cell office:value-type="float" office:value="86554" calcext:value-type="float">
            <text:p>86554</text:p>
          </table:table-cell>
        </table:table-row>
        <table:table-row table:style-name="ro1">
          <table:table-cell office:value-type="float" office:value="91469" calcext:value-type="float">
            <text:p>91469</text:p>
          </table:table-cell>
        </table:table-row>
        <table:table-row table:style-name="ro1">
          <table:table-cell office:value-type="float" office:value="89923" calcext:value-type="float">
            <text:p>89923</text:p>
          </table:table-cell>
        </table:table-row>
        <table:table-row table:style-name="ro1">
          <table:table-cell office:value-type="float" office:value="91101" calcext:value-type="float">
            <text:p>91101</text:p>
          </table:table-cell>
        </table:table-row>
        <table:table-row table:style-name="ro1">
          <table:table-cell office:value-type="float" office:value="93995" calcext:value-type="float">
            <text:p>93995</text:p>
          </table:table-cell>
        </table:table-row>
        <table:table-row table:style-name="ro1">
          <table:table-cell office:value-type="float" office:value="89410" calcext:value-type="float">
            <text:p>89410</text:p>
          </table:table-cell>
        </table:table-row>
        <table:table-row table:style-name="ro1">
          <table:table-cell office:value-type="float" office:value="89986" calcext:value-type="float">
            <text:p>89986</text:p>
          </table:table-cell>
        </table:table-row>
        <table:table-row table:style-name="ro1">
          <table:table-cell office:value-type="float" office:value="93627" calcext:value-type="float">
            <text:p>93627</text:p>
          </table:table-cell>
        </table:table-row>
        <table:table-row table:style-name="ro1">
          <table:table-cell office:value-type="float" office:value="87979" calcext:value-type="float">
            <text:p>87979</text:p>
          </table:table-cell>
        </table:table-row>
        <table:table-row table:style-name="ro1">
          <table:table-cell office:value-type="float" office:value="93327" calcext:value-type="float">
            <text:p>93327</text:p>
          </table:table-cell>
        </table:table-row>
        <table:table-row table:style-name="ro1">
          <table:table-cell office:value-type="float" office:value="91942" calcext:value-type="float">
            <text:p>91942</text:p>
          </table:table-cell>
        </table:table-row>
        <table:table-row table:style-name="ro1">
          <table:table-cell office:value-type="float" office:value="88278" calcext:value-type="float">
            <text:p>88278</text:p>
          </table:table-cell>
        </table:table-row>
        <table:table-row table:style-name="ro1">
          <table:table-cell office:value-type="float" office:value="90418" calcext:value-type="float">
            <text:p>90418</text:p>
          </table:table-cell>
        </table:table-row>
        <table:table-row table:style-name="ro1">
          <table:table-cell office:value-type="float" office:value="93113" calcext:value-type="float">
            <text:p>93113</text:p>
          </table:table-cell>
        </table:table-row>
        <table:table-row table:style-name="ro1">
          <table:table-cell office:value-type="float" office:value="88202" calcext:value-type="float">
            <text:p>88202</text:p>
          </table:table-cell>
        </table:table-row>
        <table:table-row table:style-name="ro1">
          <table:table-cell office:value-type="float" office:value="94532" calcext:value-type="float">
            <text:p>94532</text:p>
          </table:table-cell>
        </table:table-row>
        <table:table-row table:style-name="ro1">
          <table:table-cell office:value-type="float" office:value="92221" calcext:value-type="float">
            <text:p>92221</text:p>
          </table:table-cell>
        </table:table-row>
        <table:table-row table:style-name="ro1">
          <table:table-cell office:value-type="float" office:value="90379" calcext:value-type="float">
            <text:p>90379</text:p>
          </table:table-cell>
        </table:table-row>
        <table:table-row table:style-name="ro1">
          <table:table-cell office:value-type="float" office:value="88195" calcext:value-type="float">
            <text:p>88195</text:p>
          </table:table-cell>
        </table:table-row>
        <table:table-row table:style-name="ro1">
          <table:table-cell office:value-type="float" office:value="87642" calcext:value-type="float">
            <text:p>87642</text:p>
          </table:table-cell>
        </table:table-row>
        <table:table-row table:style-name="ro1">
          <table:table-cell office:value-type="float" office:value="89141" calcext:value-type="float">
            <text:p>89141</text:p>
          </table:table-cell>
        </table:table-row>
        <table:table-row table:style-name="ro1">
          <table:table-cell office:value-type="float" office:value="89643" calcext:value-type="float">
            <text:p>89643</text:p>
          </table:table-cell>
        </table:table-row>
        <table:table-row table:style-name="ro1">
          <table:table-cell office:value-type="float" office:value="86121" calcext:value-type="float">
            <text:p>86121</text:p>
          </table:table-cell>
        </table:table-row>
        <table:table-row table:style-name="ro1">
          <table:table-cell office:value-type="float" office:value="88835" calcext:value-type="float">
            <text:p>88835</text:p>
          </table:table-cell>
        </table:table-row>
        <table:table-row table:style-name="ro1">
          <table:table-cell office:value-type="float" office:value="87043" calcext:value-type="float">
            <text:p>87043</text:p>
          </table:table-cell>
        </table:table-row>
        <table:table-row table:style-name="ro1">
          <table:table-cell office:value-type="float" office:value="87374" calcext:value-type="float">
            <text:p>87374</text:p>
          </table:table-cell>
        </table:table-row>
        <table:table-row table:style-name="ro1">
          <table:table-cell office:value-type="float" office:value="94593" calcext:value-type="float">
            <text:p>94593</text:p>
          </table:table-cell>
        </table:table-row>
        <table:table-row table:style-name="ro1">
          <table:table-cell office:value-type="float" office:value="94616" calcext:value-type="float">
            <text:p>94616</text:p>
          </table:table-cell>
        </table:table-row>
        <table:table-row table:style-name="ro1">
          <table:table-cell office:value-type="float" office:value="100403" calcext:value-type="float">
            <text:p>100403</text:p>
          </table:table-cell>
        </table:table-row>
        <table:table-row table:style-name="ro1">
          <table:table-cell office:value-type="float" office:value="88345" calcext:value-type="float">
            <text:p>88345</text:p>
          </table:table-cell>
        </table:table-row>
        <table:table-row table:style-name="ro1">
          <table:table-cell office:value-type="float" office:value="95671" calcext:value-type="float">
            <text:p>95671</text:p>
          </table:table-cell>
        </table:table-row>
        <table:table-row table:style-name="ro1">
          <table:table-cell office:value-type="float" office:value="99664" calcext:value-type="float">
            <text:p>99664</text:p>
          </table:table-cell>
        </table:table-row>
        <table:table-row table:style-name="ro1">
          <table:table-cell office:value-type="float" office:value="90184" calcext:value-type="float">
            <text:p>90184</text:p>
          </table:table-cell>
        </table:table-row>
        <table:table-row table:style-name="ro1">
          <table:table-cell office:value-type="float" office:value="93148" calcext:value-type="float">
            <text:p>93148</text:p>
          </table:table-cell>
        </table:table-row>
        <table:table-row table:style-name="ro1">
          <table:table-cell office:value-type="float" office:value="87358" calcext:value-type="float">
            <text:p>87358</text:p>
          </table:table-cell>
        </table:table-row>
        <table:table-row table:style-name="ro1">
          <table:table-cell office:value-type="float" office:value="85848" calcext:value-type="float">
            <text:p>85848</text:p>
          </table:table-cell>
        </table:table-row>
        <table:table-row table:style-name="ro1">
          <table:table-cell office:value-type="float" office:value="86505" calcext:value-type="float">
            <text:p>86505</text:p>
          </table:table-cell>
        </table:table-row>
        <table:table-row table:style-name="ro1">
          <table:table-cell office:value-type="float" office:value="87502" calcext:value-type="float">
            <text:p>87502</text:p>
          </table:table-cell>
        </table:table-row>
        <table:table-row table:style-name="ro1">
          <table:table-cell office:value-type="float" office:value="90207" calcext:value-type="float">
            <text:p>90207</text:p>
          </table:table-cell>
        </table:table-row>
        <table:table-row table:style-name="ro1">
          <table:table-cell office:value-type="float" office:value="92015" calcext:value-type="float">
            <text:p>92015</text:p>
          </table:table-cell>
        </table:table-row>
        <table:table-row table:style-name="ro1">
          <table:table-cell office:value-type="float" office:value="89362" calcext:value-type="float">
            <text:p>89362</text:p>
          </table:table-cell>
        </table:table-row>
        <table:table-row table:style-name="ro1">
          <table:table-cell office:value-type="float" office:value="91067" calcext:value-type="float">
            <text:p>91067</text:p>
          </table:table-cell>
        </table:table-row>
        <table:table-row table:style-name="ro1">
          <table:table-cell office:value-type="float" office:value="102415" calcext:value-type="float">
            <text:p>102415</text:p>
          </table:table-cell>
        </table:table-row>
        <table:table-row table:style-name="ro1">
          <table:table-cell office:value-type="float" office:value="87402" calcext:value-type="float">
            <text:p>87402</text:p>
          </table:table-cell>
        </table:table-row>
        <table:table-row table:style-name="ro1">
          <table:table-cell office:value-type="float" office:value="89393" calcext:value-type="float">
            <text:p>893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6:40:17.738824283</meta:creation-date>
    <dc:date>2018-05-09T16:42:27.940038578</dc:date>
    <meta:editing-duration>PT2M11S</meta:editing-duration>
    <meta:editing-cycles>1</meta:editing-cycles>
    <meta:document-statistic meta:table-count="1" meta:cell-count="50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5.835cm" svg:height="8.995cm" xlink:href=".." xlink:type="simple" chart:class="chart:line" chart:style-name="ch1">
        <chart:legend chart:legend-position="end" svg:x="33.598cm" svg:y="4.198cm" style:legend-expansion="high" chart:style-name="ch2"/>
        <chart:plot-area chart:style-name="ch3" table:cell-range-address="Sheet1.A1:Sheet1.A500" svg:x="0.716cm" svg:y="0.179cm" svg:width="32.166cm" svg:height="8.637cm">
          <chartooo:coordinate-region svg:x="2.078cm" svg:y="0.3cm" svg:width="30.804cm" svg:height="7.5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384">
                <text:p>84384</text:p>
                <draw:g>
                  <svg:desc>Sheet1.A1:Sheet1.A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982">
                <text:p>659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052">
                <text:p>620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214">
                <text:p>752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828">
                <text:p>568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446">
                <text:p>594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8957">
                <text:p>589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771">
                <text:p>567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812">
                <text:p>578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416">
                <text:p>594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9852">
                <text:p>598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342">
                <text:p>603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320">
                <text:p>603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9863">
                <text:p>598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474">
                <text:p>634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278">
                <text:p>592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449">
                <text:p>574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126">
                <text:p>591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413">
                <text:p>574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155">
                <text:p>611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037">
                <text:p>640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402">
                <text:p>604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280">
                <text:p>592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637">
                <text:p>606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443">
                <text:p>604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9557">
                <text:p>595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318">
                <text:p>603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9843">
                <text:p>598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2506">
                <text:p>625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686">
                <text:p>626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9204">
                <text:p>592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973">
                <text:p>609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3600">
                <text:p>636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9782">
                <text:p>597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1210">
                <text:p>612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0769">
                <text:p>607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3020">
                <text:p>630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0328">
                <text:p>603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0874">
                <text:p>608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2385">
                <text:p>623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8197">
                <text:p>581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976">
                <text:p>579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5214">
                <text:p>652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4377">
                <text:p>643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3389">
                <text:p>633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267">
                <text:p>612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391">
                <text:p>623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385">
                <text:p>583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632">
                <text:p>576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262">
                <text:p>592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3375">
                <text:p>633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4283">
                <text:p>642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613">
                <text:p>646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036">
                <text:p>590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093">
                <text:p>620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618">
                <text:p>596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448">
                <text:p>594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570">
                <text:p>5957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458">
                <text:p>594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152">
                <text:p>581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645">
                <text:p>596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622">
                <text:p>616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940">
                <text:p>6394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443">
                <text:p>624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3674">
                <text:p>636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9094">
                <text:p>590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2416">
                <text:p>624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0664">
                <text:p>606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1307">
                <text:p>613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0354">
                <text:p>603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7959">
                <text:p>579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2249">
                <text:p>622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4344">
                <text:p>643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7283">
                <text:p>572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4527">
                <text:p>645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9032">
                <text:p>590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8150">
                <text:p>581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622">
                <text:p>576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0467">
                <text:p>604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9234">
                <text:p>592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0963">
                <text:p>609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7253">
                <text:p>572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3855">
                <text:p>638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3284">
                <text:p>632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620">
                <text:p>6062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1751">
                <text:p>617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8644">
                <text:p>586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3109">
                <text:p>631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3222">
                <text:p>632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9000">
                <text:p>59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8425">
                <text:p>584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9729">
                <text:p>597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1525">
                <text:p>615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1095">
                <text:p>610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8349">
                <text:p>583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0433">
                <text:p>604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2006">
                <text:p>620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3138">
                <text:p>631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5236">
                <text:p>652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3164">
                <text:p>631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8128">
                <text:p>681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5238">
                <text:p>652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3496">
                <text:p>634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4937">
                <text:p>649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2300">
                <text:p>623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7529">
                <text:p>675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802">
                <text:p>1068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9853">
                <text:p>898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4286">
                <text:p>942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2341">
                <text:p>923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6881">
                <text:p>968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0042">
                <text:p>1000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2463">
                <text:p>924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2694">
                <text:p>926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0341">
                <text:p>1203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2419">
                <text:p>1024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9813">
                <text:p>1198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2593">
                <text:p>1225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5736">
                <text:p>1057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2239">
                <text:p>1222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8422">
                <text:p>984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3153">
                <text:p>1031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4268">
                <text:p>942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2817">
                <text:p>1228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2966">
                <text:p>1129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6528">
                <text:p>1165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6427">
                <text:p>1064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0455">
                <text:p>904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2975">
                <text:p>1429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2528">
                <text:p>1025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0521">
                <text:p>1105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9801">
                <text:p>998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4951">
                <text:p>9495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0155">
                <text:p>901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2542">
                <text:p>925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6663">
                <text:p>966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2180">
                <text:p>9218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4007">
                <text:p>940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2125">
                <text:p>921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1996">
                <text:p>919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7243">
                <text:p>1072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4786">
                <text:p>947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2980">
                <text:p>9298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1811">
                <text:p>918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7301">
                <text:p>873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6598">
                <text:p>865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7850">
                <text:p>8785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8853">
                <text:p>888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1737">
                <text:p>917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7263">
                <text:p>872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6140">
                <text:p>8614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9969">
                <text:p>8996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2731">
                <text:p>9273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5691">
                <text:p>9569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4582">
                <text:p>9458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2308">
                <text:p>923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9984">
                <text:p>899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9260">
                <text:p>9926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1732">
                <text:p>917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9742">
                <text:p>997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0773">
                <text:p>9077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6761">
                <text:p>9676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9996">
                <text:p>899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7491">
                <text:p>974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8689">
                <text:p>1086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7544">
                <text:p>9754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6400">
                <text:p>964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1463">
                <text:p>9146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2712">
                <text:p>927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1833">
                <text:p>918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0176">
                <text:p>1001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8650">
                <text:p>8865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1952">
                <text:p>919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4617">
                <text:p>946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1661">
                <text:p>9166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8944">
                <text:p>889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076">
                <text:p>880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7363">
                <text:p>973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1150">
                <text:p>9115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1749">
                <text:p>917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176">
                <text:p>901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9572">
                <text:p>8957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032">
                <text:p>910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3462">
                <text:p>9346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3329">
                <text:p>9332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0920">
                <text:p>9092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498">
                <text:p>8649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6872">
                <text:p>868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5403">
                <text:p>854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1498">
                <text:p>914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7588">
                <text:p>8758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2264">
                <text:p>922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1017">
                <text:p>9101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9190">
                <text:p>9919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9045">
                <text:p>890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9298">
                <text:p>892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1882">
                <text:p>9188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392">
                <text:p>9739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0831">
                <text:p>10083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2704">
                <text:p>9270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9968">
                <text:p>8996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1130">
                <text:p>10113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8249">
                <text:p>8824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9594">
                <text:p>8959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1041">
                <text:p>9104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2363">
                <text:p>9236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3376">
                <text:p>9337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3022">
                <text:p>9302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0815">
                <text:p>9081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7000">
                <text:p>870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8856">
                <text:p>8885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9157">
                <text:p>8915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2536">
                <text:p>9253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9240">
                <text:p>8924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9499">
                <text:p>8949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8741">
                <text:p>8874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9724">
                <text:p>897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1186">
                <text:p>9118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0396">
                <text:p>9039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0131">
                <text:p>9013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4102">
                <text:p>941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2607">
                <text:p>926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6372">
                <text:p>10637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8295">
                <text:p>8829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7568">
                <text:p>8756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8659">
                <text:p>8865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8691">
                <text:p>8869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7112">
                <text:p>8711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3262">
                <text:p>9326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3219">
                <text:p>932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3714">
                <text:p>937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2354">
                <text:p>923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5869">
                <text:p>1058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6855">
                <text:p>968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7104">
                <text:p>8710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5388">
                <text:p>9538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1604">
                <text:p>916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9371">
                <text:p>893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0223">
                <text:p>9022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1365">
                <text:p>9136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8347">
                <text:p>8834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5704">
                <text:p>9570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0143">
                <text:p>10014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4966">
                <text:p>9496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6862">
                <text:p>9686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0146">
                <text:p>901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3579">
                <text:p>9357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3408">
                <text:p>9340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1032">
                <text:p>9103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3860">
                <text:p>9386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2266">
                <text:p>9226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0922">
                <text:p>9092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8416">
                <text:p>984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8550">
                <text:p>8855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6766">
                <text:p>9676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1030">
                <text:p>9103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0266">
                <text:p>9026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8998">
                <text:p>8899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9708">
                <text:p>8970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1943">
                <text:p>9194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13375">
                <text:p>11337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2158">
                <text:p>9215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5347">
                <text:p>9534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4227">
                <text:p>9422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7963">
                <text:p>8796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1146">
                <text:p>9114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2673">
                <text:p>9267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8683">
                <text:p>8868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7770">
                <text:p>8777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4443">
                <text:p>9444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0698">
                <text:p>9069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3570">
                <text:p>9357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9175">
                <text:p>891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7814">
                <text:p>8781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8156">
                <text:p>8815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3076">
                <text:p>9307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5756">
                <text:p>957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7678">
                <text:p>8767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9750">
                <text:p>10975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6759">
                <text:p>9675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8482">
                <text:p>8848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1853">
                <text:p>9185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0170">
                <text:p>9017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2924">
                <text:p>9292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1025">
                <text:p>910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1715">
                <text:p>9171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9982">
                <text:p>8998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0208">
                <text:p>10020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9857">
                <text:p>8985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1853">
                <text:p>10185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0730">
                <text:p>9073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2281">
                <text:p>10228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6530">
                <text:p>8653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7133">
                <text:p>871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7880">
                <text:p>8788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8773">
                <text:p>8877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2917">
                <text:p>10291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8152">
                <text:p>8815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7570">
                <text:p>8757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7297">
                <text:p>8729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9806">
                <text:p>8980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5848">
                <text:p>8584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11288">
                <text:p>11128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8497">
                <text:p>8849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7880">
                <text:p>8788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7046">
                <text:p>8704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9786">
                <text:p>8978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1496">
                <text:p>9149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9124">
                <text:p>9912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6728">
                <text:p>9672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9393">
                <text:p>8939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6175">
                <text:p>8617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9966">
                <text:p>8996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2585">
                <text:p>9258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1201">
                <text:p>9120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9603">
                <text:p>8960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9000">
                <text:p>8900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0758">
                <text:p>9075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0337">
                <text:p>9033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9592">
                <text:p>9959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2845">
                <text:p>9284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1256">
                <text:p>10125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3035">
                <text:p>9303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9809">
                <text:p>8980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9077">
                <text:p>8907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8468">
                <text:p>8846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3022">
                <text:p>9302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6874">
                <text:p>8687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6306">
                <text:p>8630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5838">
                <text:p>10583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1324">
                <text:p>9132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3874">
                <text:p>9387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5284">
                <text:p>8528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3176">
                <text:p>9317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1978">
                <text:p>9197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6885">
                <text:p>9688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1082">
                <text:p>9108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6571">
                <text:p>8657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6580">
                <text:p>8658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8662">
                <text:p>8866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1540">
                <text:p>9154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3379">
                <text:p>9337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9111">
                <text:p>9911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3771">
                <text:p>9377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2447">
                <text:p>10244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7985">
                <text:p>8798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8815">
                <text:p>8881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1648">
                <text:p>9164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6288">
                <text:p>8628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6412">
                <text:p>8641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6262">
                <text:p>8626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5958">
                <text:p>9595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9847">
                <text:p>8984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7073">
                <text:p>8707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7200">
                <text:p>8720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1044">
                <text:p>9104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2821">
                <text:p>10282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2926">
                <text:p>9292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1748">
                <text:p>9174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1761">
                <text:p>9176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9958">
                <text:p>8995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5947">
                <text:p>8594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9249">
                <text:p>8924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6333">
                <text:p>8633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2444">
                <text:p>9244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1834">
                <text:p>10183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2974">
                <text:p>9297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8426">
                <text:p>8842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8220">
                <text:p>8822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9691">
                <text:p>8969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0727">
                <text:p>9072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0931">
                <text:p>9093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0087">
                <text:p>9008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7497">
                <text:p>8749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8930">
                <text:p>8893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8624">
                <text:p>8862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8807">
                <text:p>8880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8481">
                <text:p>8848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8494">
                <text:p>8849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3217">
                <text:p>9321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6048">
                <text:p>9604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1025">
                <text:p>9102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9452">
                <text:p>9945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3685">
                <text:p>9368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9843">
                <text:p>8984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1263">
                <text:p>9126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8584">
                <text:p>8858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22283">
                <text:p>12228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5605">
                <text:p>9560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1607">
                <text:p>10160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7151">
                <text:p>8715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0908">
                <text:p>9090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9201">
                <text:p>8920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1460">
                <text:p>9146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1767">
                <text:p>9176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6736">
                <text:p>8673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6801">
                <text:p>8680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1224">
                <text:p>9122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0293">
                <text:p>9029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9782">
                <text:p>9978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9967">
                <text:p>8996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3408">
                <text:p>9340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8121">
                <text:p>9812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8223">
                <text:p>9822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8933">
                <text:p>8893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7579">
                <text:p>8757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2034">
                <text:p>11203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8950">
                <text:p>8895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9694">
                <text:p>8969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9936">
                <text:p>9993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3745">
                <text:p>9374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5185">
                <text:p>9518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9570">
                <text:p>8957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1267">
                <text:p>9126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9649">
                <text:p>8964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0973">
                <text:p>10097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9492">
                <text:p>9949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5886">
                <text:p>9588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2715">
                <text:p>9271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7934">
                <text:p>8793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0332">
                <text:p>9033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8268">
                <text:p>8826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7030">
                <text:p>8703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7668">
                <text:p>8766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2053">
                <text:p>9205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9619">
                <text:p>8961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7214">
                <text:p>8721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6812">
                <text:p>8681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6739">
                <text:p>8673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2231">
                <text:p>9223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8145">
                <text:p>8814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5861">
                <text:p>8586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4797">
                <text:p>9479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4325">
                <text:p>9432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6847">
                <text:p>9684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804">
                <text:p>8780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4511">
                <text:p>9451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8271">
                <text:p>8827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8353">
                <text:p>8835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1853">
                <text:p>9185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6630">
                <text:p>9663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0000">
                <text:p>9000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265">
                <text:p>8826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8385">
                <text:p>8838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1677">
                <text:p>10167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0590">
                <text:p>9059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9321">
                <text:p>8932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7238">
                <text:p>8723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0868">
                <text:p>9086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2826">
                <text:p>9282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3902">
                <text:p>9390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9924">
                <text:p>8992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1968">
                <text:p>9196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7890">
                <text:p>8789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2657">
                <text:p>9265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6554">
                <text:p>8655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1469">
                <text:p>9146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9923">
                <text:p>8992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1101">
                <text:p>9110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3995">
                <text:p>9399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9410">
                <text:p>8941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9986">
                <text:p>8998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3627">
                <text:p>9362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7979">
                <text:p>8797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3327">
                <text:p>9332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1942">
                <text:p>9194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8278">
                <text:p>8827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0418">
                <text:p>9041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3113">
                <text:p>9311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8202">
                <text:p>8820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532">
                <text:p>9453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2221">
                <text:p>9222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0379">
                <text:p>9037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8195">
                <text:p>8819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7642">
                <text:p>8764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9141">
                <text:p>8914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9643">
                <text:p>8964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6121">
                <text:p>8612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8835">
                <text:p>8883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7043">
                <text:p>8704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7374">
                <text:p>8737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4593">
                <text:p>9459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4616">
                <text:p>9461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0403">
                <text:p>10040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8345">
                <text:p>8834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5671">
                <text:p>9567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9664">
                <text:p>9966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0184">
                <text:p>9018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3148">
                <text:p>9314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7358">
                <text:p>8735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5848">
                <text:p>8584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6505">
                <text:p>8650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7502">
                <text:p>8750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0207">
                <text:p>9020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2015">
                <text:p>9201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9362">
                <text:p>8936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1067">
                <text:p>9106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2415">
                <text:p>10241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7402">
                <text:p>8740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9393">
                <text:p>893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